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0" manifest:media-type="application/x-openoffice-gdimetafile;windows_formatname=&quot;GDIMetaFile&quot;"/>
  <manifest:file-entry manifest:full-path="ObjectReplacements/Object 6" manifest:media-type=""/>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pitch="variable" style:font-charset="x-symbol"/>
    <style:font-face style:name="OpenSymbol2" svg:font-family="OpenSymbol" style:font-adornments="Oblique"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Britannic Bold" svg:font-family="'Britannic Bold'" style:font-adornments="Gras" style:font-family-generic="swiss" style:font-pitch="variable"/>
    <style:font-face style:name="OpenSymbol3" svg:font-family="OpenSymbol" style:font-adornments="Roma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4pt" style:font-size-asian="14pt" style:font-size-complex="14pt"/>
    </style:style>
    <style:style style:name="P2" style:family="paragraph" style:parent-style-name="Header">
      <style:paragraph-properties fo:text-align="end" style:justify-single-word="false"/>
      <style:text-properties fo:font-size="12pt" style:font-size-asian="12pt" style:font-size-complex="12pt"/>
    </style:style>
    <style:style style:name="P3" style:family="paragraph" style:parent-style-name="Header">
      <style:text-properties fo:font-size="3pt" style:font-size-asian="4pt" style:font-size-complex="4pt"/>
    </style:style>
    <style:style style:name="P4" style:family="paragraph" style:parent-style-name="Standard">
      <style:text-properties fo:font-size="2pt" style:font-size-asian="2pt" style:font-size-complex="2pt"/>
    </style:style>
    <style:style style:name="P5" style:family="paragraph" style:parent-style-name="Standard">
      <style:text-properties fo:font-size="6pt" style:font-size-asian="6pt" style:font-size-complex="6pt"/>
    </style:style>
    <style:style style:name="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7"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9"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paragraph-properties fo:margin-left="1.101cm" fo:margin-right="0cm"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P13"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P14" style:family="paragraph" style:parent-style-name="Footer">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Footer">
      <style:text-properties officeooo:rsid="00178920" officeooo:paragraph-rsid="00178920"/>
    </style:style>
    <style:style style:name="P17" style:family="paragraph" style:parent-style-name="Footer">
      <style:text-properties officeooo:paragraph-rsid="002ab73b"/>
    </style:style>
    <style:style style:name="P18" style:family="paragraph" style:parent-style-name="Footer">
      <style:paragraph-properties fo:margin-left="0.9cm" fo:margin-right="0cm"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P22" style:family="paragraph" style:parent-style-name="_5f_En-tête">
      <style:text-properties officeooo:paragraph-rsid="0045ac68"/>
    </style:style>
    <style:style style:name="P23" style:family="paragraph" style:parent-style-name="Folio">
      <style:paragraph-properties fo:text-align="center" style:justify-single-word="false"/>
      <style:text-properties fo:font-size="8pt" officeooo:paragraph-rsid="001ce334" style:font-size-asian="8pt" style:font-size-complex="8pt"/>
    </style:style>
    <style:style style:name="P24" style:family="paragraph" style:parent-style-name="Standard" style:master-page-name="">
      <style:paragraph-properties fo:margin-top="0cm" fo:margin-bottom="0cm" loext:contextual-spacing="false" style:page-number="auto" fo:break-before="auto" fo:break-after="auto"/>
      <style:text-properties style:font-name="Bitstream Vera Sans2" fo:font-size="10pt" officeooo:paragraph-rsid="00290c92" style:font-size-asian="10pt" style:font-size-complex="10pt"/>
    </style:style>
    <style:style style:name="P25" style:family="paragraph" style:parent-style-name="FILET_5f_POINTILLES" style:master-page-name="">
      <loext:graphic-properties draw:fill="none" draw:fill-color="#729fcf"/>
      <style:paragraph-properties fo:margin-top="0cm" fo:margin-bottom="0cm" loext:contextual-spacing="false" style:line-height-at-least="0.7cm" fo:text-align="start" style:justify-single-word="false" style:page-number="auto" fo:background-color="transparent" style:shadow="none">
        <style:tab-stops>
          <style:tab-stop style:position="9.2cm" style:type="right" style:leader-style="dotted" style:leader-text="."/>
        </style:tab-stops>
      </style:paragraph-properties>
      <style:text-properties officeooo:paragraph-rsid="006a4dec"/>
    </style:style>
    <style:style style:name="P26" style:family="paragraph" style:parent-style-name="FILET_5f_POINTILLES" style:master-page-name="">
      <loext:graphic-properties draw:fill="none" draw:fill-color="#729fcf"/>
      <style:paragraph-properties fo:margin-top="0cm" fo:margin-bottom="0cm" loext:contextual-spacing="false" style:line-height-at-least="0.7cm" fo:text-align="start" style:justify-single-word="false" style:page-number="auto" fo:background-color="transparent" style:shadow="none">
        <style:tab-stops>
          <style:tab-stop style:position="9.2cm" style:type="right" style:leader-style="dotted" style:leader-text="."/>
        </style:tab-stops>
      </style:paragraph-properties>
      <style:text-properties officeooo:paragraph-rsid="0076e93d"/>
    </style:style>
    <style:style style:name="P27" style:family="paragraph" style:parent-style-name="FILET_5f_POINTILLES">
      <loext:graphic-properties draw:fill="none" draw:fill-color="#729fcf"/>
      <style:paragraph-properties fo:margin-top="0cm" fo:margin-bottom="0cm" loext:contextual-spacing="false" style:line-height-at-least="0.7cm" fo:text-align="start" style:justify-single-word="false" fo:background-color="transparent" style:shadow="none">
        <style:tab-stops>
          <style:tab-stop style:position="9.2cm" style:type="right" style:leader-style="dotted" style:leader-text="."/>
        </style:tab-stops>
      </style:paragraph-properties>
      <style:text-properties officeooo:rsid="005bfdac" officeooo:paragraph-rsid="006a4dec"/>
    </style:style>
    <style:style style:name="P28" style:family="paragraph" style:parent-style-name="_5f_Paragraphe_20_livret_20_">
      <style:paragraph-properties fo:margin-top="0.199cm" fo:margin-bottom="0cm" loext:contextual-spacing="false"/>
      <style:text-properties officeooo:paragraph-rsid="002ca844"/>
    </style:style>
    <style:style style:name="P29" style:family="paragraph" style:parent-style-name="Standard">
      <style:paragraph-properties fo:margin-top="0cm" fo:margin-bottom="0.101cm" loext:contextual-spacing="false"/>
      <style:text-properties officeooo:paragraph-rsid="004a0b36"/>
    </style:style>
    <style:style style:name="P30" style:family="paragraph" style:parent-style-name="Exo_5f_Num" style:list-style-name="Num_5f_Exo">
      <style:text-properties officeooo:paragraph-rsid="005bfdac"/>
    </style:style>
    <style:style style:name="P31" style:family="paragraph" style:parent-style-name="Exo_5f_Num">
      <style:paragraph-properties fo:margin-top="1.259cm" fo:margin-bottom="0.4cm" loext:contextual-spacing="false"/>
    </style:style>
    <style:style style:name="P32" style:family="paragraph" style:parent-style-name="Exo_5f_Num" style:list-style-name="">
      <style:paragraph-properties fo:margin-top="0.199cm" fo:margin-bottom="0.199cm" loext:contextual-spacing="false" fo:text-align="center" style:justify-single-word="false"/>
    </style:style>
    <style:style style:name="P33" style:family="paragraph" style:parent-style-name="Exo_5f_Num" style:list-style-name="">
      <style:paragraph-properties fo:margin-top="0.199cm" fo:margin-bottom="0.199cm" loext:contextual-spacing="false" fo:text-align="start" style:justify-single-word="false"/>
      <style:text-properties officeooo:paragraph-rsid="00515528"/>
    </style:style>
    <style:style style:name="P34" style:family="paragraph" style:parent-style-name="Exo_5f_Num" style:list-style-name="">
      <style:paragraph-properties fo:margin-top="0.499cm" fo:margin-bottom="0.199cm" loext:contextual-spacing="false" fo:text-align="center" style:justify-single-word="false"/>
    </style:style>
    <style:style style:name="P35" style:family="paragraph" style:parent-style-name="Exo_5f_Num">
      <style:paragraph-properties fo:margin-top="0.621cm" fo:margin-bottom="0cm" loext:contextual-spacing="false"/>
    </style:style>
    <style:style style:name="P36" style:family="paragraph" style:parent-style-name="Exo_5f_Num">
      <style:paragraph-properties fo:margin-top="0.499cm" fo:margin-bottom="0cm" loext:contextual-spacing="false"/>
      <style:text-properties officeooo:paragraph-rsid="00588dd3"/>
    </style:style>
    <style:style style:name="P37" style:family="paragraph" style:parent-style-name="Exo_5f_Num">
      <style:paragraph-properties fo:margin-top="0.499cm" fo:margin-bottom="0cm" loext:contextual-spacing="false"/>
      <style:text-properties officeooo:paragraph-rsid="006a4dec"/>
    </style:style>
    <style:style style:name="P38" style:family="paragraph" style:parent-style-name="Exo_5f_Num" style:list-style-name="">
      <style:paragraph-properties fo:margin-top="0.3cm" fo:margin-bottom="0.199cm" loext:contextual-spacing="false" fo:text-align="center" style:justify-single-word="false"/>
      <style:text-properties officeooo:paragraph-rsid="00588dd3"/>
    </style:style>
    <style:style style:name="P39" style:family="paragraph" style:parent-style-name="Exo_5f_Num" style:list-style-name="Num_5f_Exo">
      <style:paragraph-properties fo:margin-top="0cm" fo:margin-bottom="0.199cm" loext:contextual-spacing="false"/>
      <style:text-properties officeooo:rsid="006127a3" officeooo:paragraph-rsid="007a2418"/>
    </style:style>
    <style:style style:name="P40" style:family="paragraph" style:parent-style-name="Exo_5f_Num">
      <style:paragraph-properties fo:margin-top="0.96cm" fo:margin-bottom="0cm" loext:contextual-spacing="false"/>
      <style:text-properties officeooo:rsid="00588dd3" officeooo:paragraph-rsid="00588dd3"/>
    </style:style>
    <style:style style:name="P41" style:family="paragraph" style:parent-style-name="Exo_5f_Num" style:list-style-name="">
      <style:paragraph-properties fo:margin-top="0.7cm" fo:margin-bottom="0.499cm" loext:contextual-spacing="false" fo:text-align="center" style:justify-single-word="false"/>
      <style:text-properties officeooo:paragraph-rsid="006a4dec"/>
    </style:style>
    <style:style style:name="P42" style:family="paragraph" style:parent-style-name="FILET_5f_POINTILLES" style:list-style-name="liste_5f_abc">
      <style:paragraph-properties fo:margin-top="0cm" fo:margin-bottom="0cm" loext:contextual-spacing="false">
        <style:tab-stops>
          <style:tab-stop style:position="9.2cm" style:type="right" style:leader-style="dotted" style:leader-text="."/>
        </style:tab-stops>
      </style:paragraph-properties>
      <style:text-properties officeooo:paragraph-rsid="005377dd"/>
    </style:style>
    <style:style style:name="P43" style:family="paragraph" style:parent-style-name="FILET_5f_POINTILLES" style:list-style-name="liste_5f_abc">
      <style:paragraph-properties fo:margin-top="0cm" fo:margin-bottom="0cm" loext:contextual-spacing="false">
        <style:tab-stops>
          <style:tab-stop style:position="9.2cm" style:type="right" style:leader-style="dotted" style:leader-text="."/>
        </style:tab-stops>
      </style:paragraph-properties>
      <style:text-properties officeooo:paragraph-rsid="00523a05"/>
    </style:style>
    <style:style style:name="P44" style:family="paragraph" style:parent-style-name="FILET_5f_POINTILLES" style:list-style-name="liste_5f_abc">
      <style:paragraph-properties fo:margin-top="0cm" fo:margin-bottom="0cm" loext:contextual-spacing="false">
        <style:tab-stops>
          <style:tab-stop style:position="9.2cm" style:type="right" style:leader-style="dotted" style:leader-text="."/>
        </style:tab-stops>
      </style:paragraph-properties>
      <style:text-properties officeooo:paragraph-rsid="006127a3"/>
    </style:style>
    <style:style style:name="P45" style:family="paragraph" style:parent-style-name="FILET_5f_POINTILLES" style:list-style-name="liste_5f_abc">
      <style:paragraph-properties fo:margin-top="0cm" fo:margin-bottom="0cm" loext:contextual-spacing="false">
        <style:tab-stops>
          <style:tab-stop style:position="9.2cm" style:type="right" style:leader-style="dotted" style:leader-text="."/>
        </style:tab-stops>
      </style:paragraph-properties>
      <style:text-properties officeooo:paragraph-rsid="00634af2"/>
    </style:style>
    <style:style style:name="P46" style:family="paragraph" style:parent-style-name="FILET_5f_POINTILLES" style:list-style-name="liste_5f_abc">
      <style:paragraph-properties fo:margin-top="0cm" fo:margin-bottom="0cm" loext:contextual-spacing="false">
        <style:tab-stops>
          <style:tab-stop style:position="9.2cm" style:type="right" style:leader-style="dotted" style:leader-text="."/>
        </style:tab-stops>
      </style:paragraph-properties>
      <style:text-properties officeooo:paragraph-rsid="006c4793"/>
    </style:style>
    <style:style style:name="P47" style:family="paragraph" style:parent-style-name="FILET_5f_POINTILLES" style:list-style-name="liste_5f_abc">
      <style:paragraph-properties fo:margin-top="0cm" fo:margin-bottom="0cm" loext:contextual-spacing="false">
        <style:tab-stops>
          <style:tab-stop style:position="9.2cm" style:type="right" style:leader-style="dotted" style:leader-text="."/>
        </style:tab-stops>
      </style:paragraph-properties>
      <style:text-properties officeooo:paragraph-rsid="0076e93d"/>
    </style:style>
    <style:style style:name="P48" style:family="paragraph" style:parent-style-name="FILET_5f_POINTILLES" style:list-style-name="liste_5f_abc">
      <style:paragraph-properties fo:margin-top="0cm" fo:margin-bottom="0cm" loext:contextual-spacing="false" fo:text-align="start" style:justify-single-word="false">
        <style:tab-stops>
          <style:tab-stop style:position="9.2cm" style:type="right" style:leader-style="dotted" style:leader-text="."/>
        </style:tab-stops>
      </style:paragraph-properties>
      <style:text-properties officeooo:paragraph-rsid="00523a05"/>
    </style:style>
    <style:style style:name="P49" style:family="paragraph" style:parent-style-name="FILET_5f_POINTILLES" style:list-style-name="liste_5f_abc">
      <style:paragraph-properties fo:margin-top="0cm" fo:margin-bottom="0cm" loext:contextual-spacing="false" fo:text-align="start" style:justify-single-word="false">
        <style:tab-stops>
          <style:tab-stop style:position="9.2cm" style:type="right" style:leader-style="dotted" style:leader-text="."/>
        </style:tab-stops>
      </style:paragraph-properties>
      <style:text-properties officeooo:paragraph-rsid="0076ad0b"/>
    </style:style>
    <style:style style:name="P50" style:family="paragraph" style:parent-style-name="FILET_5f_POINTILLES" style:list-style-name="liste_5f_abc">
      <style:paragraph-properties fo:margin-top="0cm" fo:margin-bottom="0cm" loext:contextual-spacing="false" fo:text-align="start" style:justify-single-word="false">
        <style:tab-stops>
          <style:tab-stop style:position="9.2cm" style:type="right" style:leader-style="dotted" style:leader-text="."/>
        </style:tab-stops>
      </style:paragraph-properties>
      <style:text-properties officeooo:paragraph-rsid="005377dd"/>
    </style:style>
    <style:style style:name="P51" style:family="paragraph" style:parent-style-name="FILET_5f_POINTILLES" style:list-style-name="Num_5f_Exo">
      <loext:graphic-properties draw:fill="none" draw:fill-color="#729fcf"/>
      <style:paragraph-properties fo:margin-top="0cm" fo:margin-bottom="0cm" loext:contextual-spacing="false" style:line-height-at-least="0.7cm" fo:text-align="start" style:justify-single-word="false" fo:background-color="transparent" style:shadow="none">
        <style:tab-stops>
          <style:tab-stop style:position="9.2cm" style:type="right" style:leader-style="dotted" style:leader-text="."/>
        </style:tab-stops>
      </style:paragraph-properties>
      <style:text-properties officeooo:paragraph-rsid="006a4dec"/>
    </style:style>
    <style:style style:name="P52" style:family="paragraph" style:parent-style-name="FILET_5f_POINTILLES" style:list-style-name="Num_5f_Exo">
      <loext:graphic-properties draw:fill="none" draw:fill-color="#729fcf"/>
      <style:paragraph-properties fo:margin-top="0cm" fo:margin-bottom="0cm" loext:contextual-spacing="false" style:line-height-at-least="0.7cm" fo:text-align="start" style:justify-single-word="false" fo:background-color="transparent" style:shadow="none">
        <style:tab-stops>
          <style:tab-stop style:position="9.2cm" style:type="right" style:leader-style="dotted" style:leader-text="."/>
        </style:tab-stops>
      </style:paragraph-properties>
      <style:text-properties officeooo:rsid="005bfdac" officeooo:paragraph-rsid="006a4dec"/>
    </style:style>
    <style:style style:name="P53" style:family="paragraph" style:parent-style-name="FILET_5f_POINTILLES" style:list-style-name="Num_5f_Exo" style:master-page-name="">
      <loext:graphic-properties draw:fill="none" draw:fill-color="#729fcf"/>
      <style:paragraph-properties fo:margin-top="0cm" fo:margin-bottom="0cm" loext:contextual-spacing="false" style:line-height-at-least="0.7cm" fo:text-align="start" style:justify-single-word="false" style:page-number="auto" fo:background-color="transparent" style:shadow="none">
        <style:tab-stops>
          <style:tab-stop style:position="9.2cm" style:type="right" style:leader-style="dotted" style:leader-text="."/>
        </style:tab-stops>
      </style:paragraph-properties>
      <style:text-properties officeooo:paragraph-rsid="006a4dec"/>
    </style:style>
    <style:style style:name="P54" style:family="paragraph" style:parent-style-name="FILET_5f_POINTILLES" style:list-style-name="L2" style:master-page-nam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588dd3"/>
    </style:style>
    <style:style style:name="P55" style:family="paragraph" style:parent-style-name="FILET_5f_POINTILLES" style:list-style-name="L2" style:master-page-nam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6d12c5"/>
    </style:style>
    <style:style style:name="P56" style:family="paragraph" style:parent-style-name="FILET_5f_POINTILLES" style:list-style-name="L2" style:master-page-nam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5b28b8"/>
    </style:style>
    <style:style style:name="P57" style:family="paragraph" style:parent-style-name="FILET_5f_POINTILLES" style:list-style-name="L3" style:master-page-nam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6a4dec"/>
    </style:style>
    <style:style style:name="P58" style:family="paragraph" style:parent-style-name="FILET_5f_POINTILLES" style:list-style-name="L2" style:master-page-nam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style:page-number="auto" fo:background-color="transparent" style:shadow="none">
        <style:tab-stops>
          <style:tab-stop style:position="-0.196cm"/>
          <style:tab-stop style:position="9.2cm" style:type="right" style:leader-style="dotted" style:leader-text="."/>
        </style:tab-stops>
      </style:paragraph-properties>
      <style:text-properties officeooo:paragraph-rsid="0076ad0b"/>
    </style:style>
    <style:style style:name="P59" style:family="paragraph" style:parent-style-name="FILET_5f_POINTILLES" style:list-style-name="L2">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588dd3"/>
    </style:style>
    <style:style style:name="P60" style:family="paragraph" style:parent-style-name="FILET_5f_POINTILLES" style:list-style-name="L2">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6d12c5"/>
    </style:style>
    <style:style style:name="P61" style:family="paragraph" style:parent-style-name="FILET_5f_POINTILLES" style:list-style-name="L2">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5b28b8"/>
    </style:style>
    <style:style style:name="P62" style:family="paragraph" style:parent-style-name="FILET_5f_POINTILLES" style:list-style-name="L2">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89155a"/>
    </style:style>
    <style:style style:name="P63" style:family="paragraph" style:parent-style-name="FILET_5f_POINTILLES" style:list-style-name="L3">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6a4dec"/>
    </style:style>
    <style:style style:name="P64" style:family="paragraph" style:parent-style-name="FILET_5f_POINTILLES" style:list-style-name="L3">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paragraph-rsid="006c4793"/>
    </style:style>
    <style:style style:name="P65" style:family="paragraph" style:parent-style-name="FILET_5f_POINTILLES" style:list-style-name="L3">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rsid="005bfdac" officeooo:paragraph-rsid="006a4dec"/>
    </style:style>
    <style:style style:name="P66" style:family="paragraph" style:parent-style-name="FILET_5f_POINTILLES" style:list-style-name="L3">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officeooo:rsid="005bfdac" officeooo:paragraph-rsid="006c4793"/>
    </style:style>
    <style:style style:name="P67" style:family="paragraph" style:parent-style-name="FILET_5f_POINTILLES" style:list-style-name="L2" style:master-page-name="">
      <loext:graphic-properties draw:fill="none" draw:fill-color="#729fcf"/>
      <style:paragraph-properties fo:margin-left="0cm" fo:margin-right="0cm" fo:margin-top="0.349cm" fo:margin-bottom="0cm" loext: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5b28b8"/>
    </style:style>
    <style:style style:name="P68" style:family="paragraph" style:parent-style-name="FILET_5f_POINTILLES" style:list-style-name="L2" style:master-page-name="">
      <loext:graphic-properties draw:fill="none" draw:fill-color="#729fcf"/>
      <style:paragraph-properties fo:margin-left="0cm" fo:margin-right="0cm" fo:margin-top="0cm" fo:margin-bottom="0cm" loext:contextual-spacing="false" style:line-height-at-least="0.7cm" fo:text-align="start" style:justify-single-word="false" fo:text-indent="-0.64cm" style:auto-text-indent="false" style:page-number="auto" fo:background-color="transparent" style:shadow="none">
        <style:tab-stops>
          <style:tab-stop style:position="9.2cm" style:type="right" style:leader-style="dotted" style:leader-text="."/>
        </style:tab-stops>
      </style:paragraph-properties>
      <style:text-properties officeooo:paragraph-rsid="005bfdac"/>
    </style:style>
    <style:style style:name="P69" style:family="paragraph" style:parent-style-name="FILET_5f_POINTILLES" style:list-style-name="L2" style:master-page-name="">
      <loext:graphic-properties draw:fill="none" draw:fill-color="#729fcf"/>
      <style:paragraph-properties fo:margin-left="0cm" fo:margin-right="0cm" fo:margin-top="0cm" fo:margin-bottom="0cm" loext:contextual-spacing="false" style:line-height-at-least="0.7cm" fo:text-align="start" style:justify-single-word="false" fo:text-indent="-0.64cm" style:auto-text-indent="false" style:page-number="auto" fo:background-color="transparent" style:shadow="none">
        <style:tab-stops>
          <style:tab-stop style:position="9.2cm" style:type="right" style:leader-style="dotted" style:leader-text="."/>
        </style:tab-stops>
      </style:paragraph-properties>
      <style:text-properties officeooo:paragraph-rsid="005d7a56"/>
    </style:style>
    <style:style style:name="P70" style:family="paragraph" style:parent-style-name="FILET_5f_POINTILLES" style:list-style-name="L2">
      <loext:graphic-properties draw:fill="none" draw:fill-color="#729fcf"/>
      <style:paragraph-properties fo:margin-left="0cm" fo:margin-right="0cm" fo:margin-top="0cm" fo:margin-bottom="0cm" loext:contextual-spacing="false" style:line-height-at-least="0.7cm" fo:text-align="start" style:justify-single-word="false" fo:text-indent="-0.64cm" style:auto-text-indent="false" fo:background-color="transparent" style:shadow="none">
        <style:tab-stops>
          <style:tab-stop style:position="9.2cm" style:type="right" style:leader-style="dotted" style:leader-text="."/>
        </style:tab-stops>
      </style:paragraph-properties>
      <style:text-properties officeooo:paragraph-rsid="005bfdac"/>
    </style:style>
    <style:style style:name="P71" style:family="paragraph" style:parent-style-name="FILET_5f_POINTILLES" style:list-style-name="L2">
      <loext:graphic-properties draw:fill="none" draw:fill-color="#729fcf"/>
      <style:paragraph-properties fo:margin-left="0cm" fo:margin-right="0cm" fo:margin-top="0cm" fo:margin-bottom="0cm" loext:contextual-spacing="false" style:line-height-at-least="0.7cm" fo:text-align="start" style:justify-single-word="false" fo:text-indent="-0.64cm" style:auto-text-indent="false" fo:background-color="transparent" style:shadow="none">
        <style:tab-stops>
          <style:tab-stop style:position="9.2cm" style:type="right" style:leader-style="dotted" style:leader-text="."/>
        </style:tab-stops>
      </style:paragraph-properties>
      <style:text-properties officeooo:paragraph-rsid="005d7a56"/>
    </style:style>
    <style:style style:name="P72" style:family="paragraph" style:parent-style-name="FILET_5f_POINTILLES" style:list-style-name="L2">
      <loext:graphic-properties draw:fill="none" draw:fill-color="#729fcf"/>
      <style:paragraph-properties fo:margin-left="0cm" fo:margin-right="0cm" fo:margin-top="0cm" fo:margin-bottom="0cm" loext:contextual-spacing="false" style:line-height-at-least="0.7cm" fo:text-align="start" style:justify-single-word="false" fo:text-indent="-0.64cm" style:auto-text-indent="false" fo:background-color="transparent" style:shadow="none">
        <style:tab-stops>
          <style:tab-stop style:position="9.2cm" style:type="right" style:leader-style="dotted" style:leader-text="."/>
        </style:tab-stops>
      </style:paragraph-properties>
      <style:text-properties officeooo:paragraph-rsid="008df9c0"/>
    </style:style>
    <style:style style:name="P73" style:family="paragraph" style:parent-style-name="FILET_5f_POINTILLES" style:list-style-name="L2">
      <loext:graphic-properties draw:fill="none" draw:fill-color="#729fcf"/>
      <style:paragraph-properties fo:margin-left="0cm" fo:margin-right="0cm" fo:margin-top="0cm" fo:margin-bottom="0cm" loext:contextual-spacing="false" style:line-height-at-least="0.7cm" fo:text-align="start" style:justify-single-word="false" fo:text-indent="-0.64cm" style:auto-text-indent="false" fo:background-color="transparent" style:shadow="none">
        <style:tab-stops>
          <style:tab-stop style:position="9.2cm" style:type="right" style:leader-style="dotted" style:leader-text="."/>
        </style:tab-stops>
      </style:paragraph-properties>
      <style:text-properties officeooo:rsid="005bfdac" officeooo:paragraph-rsid="005d7a56"/>
    </style:style>
    <style:style style:name="P74" style:family="paragraph" style:parent-style-name="Standard" style:list-style-name="L1">
      <style:paragraph-properties fo:line-height="0.499cm" style:writing-mode="lr-tb"/>
      <style:text-properties officeooo:paragraph-rsid="00890ca9"/>
    </style:style>
    <style:style style:name="P75" style:family="paragraph" style:parent-style-name="_5f_Paragraphe_20_livret" style:list-style-name="liste_5f_abc"/>
    <style:style style:name="P76" style:family="paragraph" style:parent-style-name="_5f_Paragraphe_20_livret" style:list-style-name="liste_5f_abc" style:master-page-name="">
      <loext:graphic-properties draw:fill="none"/>
      <style:paragraph-properties fo:margin-top="0.3cm" fo:margin-bottom="0.101cm" loext:contextual-spacing="false" fo:text-align="justify" style:justify-single-word="false" style:page-number="auto" fo:background-color="transparent"/>
    </style:style>
    <style:style style:name="P77" style:family="paragraph" style:parent-style-name="_5f_Paragraphe_20_livret">
      <style:paragraph-properties fo:margin-top="0cm" fo:margin-bottom="0cm" loext:contextual-spacing="false"/>
    </style:style>
    <style:style style:name="P78" style:family="paragraph" style:parent-style-name="_5f_Paragraphe_20_livret" style:list-style-name="Num_5f_Exo">
      <style:paragraph-properties fo:margin-top="0cm" fo:margin-bottom="0cm" loext:contextual-spacing="false"/>
    </style:style>
    <style:style style:name="P79" style:family="paragraph" style:parent-style-name="_5f_Paragraphe_20_livret">
      <style:paragraph-properties fo:margin-top="0cm" fo:margin-bottom="0.15cm" loext:contextual-spacing="false"/>
    </style:style>
    <style:style style:name="P80" style:family="paragraph" style:parent-style-name="_5f_Paragraphe_20_livret_20_" style:list-style-name="liste_5f_abc"/>
    <style:style style:name="P81" style:family="paragraph" style:parent-style-name="_5f_Paragraphe_20_livret_20_" style:list-style-name="liste_5f_abc">
      <style:text-properties officeooo:paragraph-rsid="004a0b36"/>
    </style:style>
    <style:style style:name="P82" style:family="paragraph" style:parent-style-name="_5f_Paragraphe_20_livret_20_" style:list-style-name="liste_5f_abc">
      <style:paragraph-properties fo:text-align="start" style:justify-single-word="false"/>
      <style:text-properties officeooo:paragraph-rsid="002414b2"/>
    </style:style>
    <style:style style:name="P83" style:family="paragraph" style:parent-style-name="_5f_Paragraphe_20_livret_20_">
      <style:paragraph-properties fo:text-align="start" style:justify-single-word="false"/>
      <style:text-properties officeooo:paragraph-rsid="002414b2"/>
    </style:style>
    <style:style style:name="P84" style:family="paragraph" style:parent-style-name="_5f_Paragraphe_20_livret_20_" style:list-style-name="liste_5f_abc">
      <style:paragraph-properties fo:margin-top="0cm" fo:margin-bottom="0.101cm" loext:contextual-spacing="false"/>
      <style:text-properties officeooo:paragraph-rsid="004a0b36"/>
    </style:style>
    <style:style style:name="P85" style:family="paragraph" style:parent-style-name="_5f_Paragraphe_20_livret_20_" style:list-style-name="liste_5f_abc">
      <style:paragraph-properties fo:margin-top="0cm" fo:margin-bottom="0.101cm" loext:contextual-spacing="false"/>
      <style:text-properties officeooo:paragraph-rsid="00784f93"/>
    </style:style>
    <style:style style:name="P86" style:family="paragraph" style:parent-style-name="_5f_Paragraphe_20_livret_20_" style:list-style-name="liste_5f_abc">
      <style:paragraph-properties fo:margin-top="0cm" fo:margin-bottom="0.101cm" loext:contextual-spacing="false" fo:break-before="column"/>
      <style:text-properties officeooo:paragraph-rsid="004a0b36"/>
    </style:style>
    <style:style style:name="P87" style:family="paragraph" style:parent-style-name="_5f_Paragraphe_20_livret_20_" style:list-style-name="L1">
      <style:paragraph-properties fo:margin-top="0cm" fo:margin-bottom="0.101cm" loext:contextual-spacing="false" fo:line-height="0.499cm" style:writing-mode="lr-tb">
        <style:tab-stops/>
      </style:paragraph-properties>
      <style:text-properties officeooo:paragraph-rsid="00890ca9"/>
    </style:style>
    <style:style style:name="P88" style:family="paragraph" style:parent-style-name="_5f_Paragraphe_20_livret_20_" style:list-style-name="liste_5f_abc">
      <style:paragraph-properties fo:margin-top="0.4cm" fo:margin-bottom="0cm" loext:contextual-spacing="false"/>
    </style:style>
    <style:style style:name="P89" style:family="paragraph" style:parent-style-name="_5f_Paragraphe_20_livret_20_" style:list-style-name="liste_5f_abc">
      <style:paragraph-properties fo:margin-top="0.4cm" fo:margin-bottom="0cm" loext:contextual-spacing="false"/>
      <style:text-properties officeooo:paragraph-rsid="002414b2"/>
    </style:style>
    <style:style style:name="P90" style:family="paragraph" style:parent-style-name="_5f_Paragraphe_20_livret_20_">
      <style:paragraph-properties fo:margin-top="0.199cm" fo:margin-bottom="0cm" loext:contextual-spacing="false" fo:text-align="start" style:justify-single-word="false"/>
      <style:text-properties officeooo:paragraph-rsid="002414b2"/>
    </style:style>
    <style:style style:name="P91" style:family="paragraph" style:parent-style-name="_5f_Paragraphe_20_livret_20_" style:list-style-name="liste_5f_abc">
      <style:paragraph-properties fo:margin-top="0.101cm" fo:margin-bottom="0.3cm" loext:contextual-spacing="false"/>
      <style:text-properties fo:letter-spacing="-0.011cm"/>
    </style:style>
    <style:style style:name="P92" style:family="paragraph" style:parent-style-name="_5f_Paragraphe_20_livret_20_" style:list-style-name="liste_5f_abc">
      <loext:graphic-properties draw:fill="none"/>
      <style:paragraph-properties fo:margin-top="0.951cm" fo:margin-bottom="0cm" loext:contextual-spacing="false" fo:background-color="transparent">
        <style:tab-stops>
          <style:tab-stop style:position="0.494cm"/>
        </style:tab-stops>
      </style:paragraph-properties>
      <style:text-properties officeooo:paragraph-rsid="005bfdac"/>
    </style:style>
    <style:style style:name="P93" style:family="paragraph" style:parent-style-name="_5f_Paragraphe_20_livret_20_" style:list-style-name="liste_5f_abc">
      <style:paragraph-properties fo:margin-top="0.349cm" fo:margin-bottom="0.101cm" loext:contextual-spacing="false"/>
      <style:text-properties fo:letter-spacing="-0.011cm"/>
    </style:style>
    <style:style style:name="P94" style:family="paragraph" style:parent-style-name="_5f_Paragraphe_20_livret_20_" style:list-style-name="liste_5f_abc">
      <style:paragraph-properties fo:margin-top="0.319cm" fo:margin-bottom="0.101cm" loext:contextual-spacing="false"/>
    </style:style>
    <style:style style:name="P95" style:family="paragraph" style:parent-style-name="_5f_Paragraphe_20_livret_20_" style:list-style-name="liste_5f_abc">
      <style:paragraph-properties fo:margin-top="0.4cm" fo:margin-bottom="0.101cm" loext:contextual-spacing="false"/>
      <style:text-properties fo:font-style="normal" officeooo:rsid="006127a3"/>
    </style:style>
    <style:style style:name="P96" style:family="paragraph" style:parent-style-name="_5f_Paragraphe_20_livret_20_">
      <style:paragraph-properties fo:margin-top="0.199cm" fo:margin-bottom="0.6cm" loext:contextual-spacing="false" fo:text-align="start" style:justify-single-word="false"/>
      <style:text-properties officeooo:paragraph-rsid="002414b2"/>
    </style:style>
    <style:style style:name="P97" style:family="paragraph" style:parent-style-name="_5f_Paragraphe_20_livret_20_" style:list-style-name="liste_5f_abc">
      <style:paragraph-properties fo:margin-top="0.24cm" fo:margin-bottom="0.101cm" loext:contextual-spacing="false"/>
      <style:text-properties fo:letter-spacing="-0.007cm" fo:font-style="normal" officeooo:rsid="006127a3"/>
    </style:style>
    <style:style style:name="P98" style:family="paragraph" style:parent-style-name="_5f_Pied_20_de_20_page" style:list-style-name="">
      <style:paragraph-properties fo:text-align="end" style:justify-single-word="false"/>
    </style:style>
    <style:style style:name="P99" style:family="paragraph" style:parent-style-name="_5f_Pied_20_de_20_page">
      <style:paragraph-properties fo:text-align="end" style:justify-single-word="false"/>
    </style:style>
    <style:style style:name="P100" style:family="paragraph" style:parent-style-name="_5f_Pied_20_de_20_page" style:list-style-name=""/>
    <style:style style:name="P10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P102" style:family="paragraph" style:parent-style-name="_5f_Titre_20_d_27_exercices_20_livret_20_sans_20_titre" style:list-style-name="Num_5f_Exo">
      <style:paragraph-properties fo:text-align="start" style:justify-single-word="false"/>
    </style:style>
    <style:style style:name="P103" style:family="paragraph" style:parent-style-name="_5f_Titre_20_d_27_exercices_20_livret_20_sans_20_titre" style:list-style-name="" style:master-page-name="_5f_Fiche_20_éditeur_20_série_20_2_20_une_20_colonne_20_impaire_20__28_G_29_">
      <style:paragraph-properties fo:margin-top="0cm" fo:margin-bottom="0.199cm" loext:contextual-spacing="false" style:page-number="92" fo:break-before="auto" fo:break-after="auto" style:shadow="none"/>
      <style:text-properties style:font-name="Bitstream Vera Sans2" fo:font-size="10pt" fo:font-style="normal" fo:font-weight="bold" officeooo:rsid="00290c92" officeooo:paragraph-rsid="002ca844" style:font-size-asian="10pt" style:font-style-asian="normal" style:font-weight-asian="bold" style:font-size-complex="10pt" style:font-style-complex="normal" style:font-weight-complex="bold"/>
    </style:style>
    <style:style style:name="P104" style:family="paragraph" style:parent-style-name="_5f_Titre_20_d_27_exercices_20_livret_20_sans_20_titre" style:list-style-name="Num_5f_Exo">
      <style:paragraph-properties fo:margin-top="0.78cm" fo:margin-bottom="0.199cm" loext:contextual-spacing="false"/>
    </style:style>
    <style:style style:name="P105" style:family="paragraph">
      <style:paragraph-properties fo:margin-left="0cm" fo:margin-right="0cm" fo:margin-top="0cm" fo:margin-bottom="0cm" fo:line-height="100%" fo:text-indent="0cm" style:writing-mode="lr-tb"/>
    </style:style>
    <style:style style:name="P10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style:text-outline="false" style:text-line-through-style="none" style:text-line-through-type="none" style:font-name="Bitstream Vera Sans5"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8" style:family="paragraph">
      <loext:graphic-properties draw:fill="none" draw:fill-color="#ffffff"/>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Bitstream Vera Sans5" fo:font-size="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style:text-outline="false" style:text-line-through-style="none" style:text-line-through-type="none" style:font-name="Bitstream Vera Sans5" fo:font-size="14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style:text-outline="false" style:text-line-through-style="none" style:text-line-through-type="none" style:font-name="Bitstream Vera Sans5"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2" style:family="paragraph">
      <style:paragraph-properties fo:margin-left="0cm" fo:margin-right="0cm" fo:margin-top="0cm" fo:margin-bottom="0cm" fo:line-height="100%" fo:text-indent="0cm"/>
    </style:style>
    <style:style style:name="P11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808080" style:text-outline="false" style:text-line-through-style="none" style:text-line-through-type="none" style:font-name="Bitstream Vera Sans5"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4" style:family="paragraph">
      <loext:graphic-properties draw:fill="solid" draw:fill-color="#000000"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5" style:family="paragraph">
      <style:paragraph-properties fo:margin-top="0cm" fo:margin-bottom="0.199cm" fo:text-align="center" style:writing-mode="lr-tb"/>
    </style:style>
    <style:style style:name="P116" style:family="paragraph">
      <loext:graphic-properties draw:fill-color="#d3802b"/>
      <style:paragraph-properties fo:margin-top="0cm" fo:margin-bottom="0.199cm" fo:text-align="center" style:writing-mode="lr-tb"/>
      <style:text-properties fo:color="#ffffff" style:font-name="Bitstream Vera Sans2" fo:font-size="11pt" fo:font-weight="bold" style:font-size-asian="11pt" style:font-weight-asian="bold" style:font-size-complex="11pt" style:font-weight-complex="bold"/>
    </style:style>
    <style:style style:name="P117" style:family="paragraph">
      <style:paragraph-properties fo:text-align="center"/>
    </style:style>
    <style:style style:name="P11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9" style:family="paragraph">
      <loext:graphic-properties draw:fill="none" draw:fill-color="#ffffff"/>
      <style:paragraph-properties fo:text-align="center" style:writing-mode="lr-tb"/>
      <style:text-properties fo:color="#ffffff" style:font-name="Bitstream Vera Sans2" fo:font-size="16pt" fo:font-weight="bold" style:font-size-asian="16pt" style:font-weight-asian="bold" style:font-size-complex="16pt" style:font-weight-complex="bold"/>
    </style:style>
    <style:style style:name="P120" style:family="paragraph">
      <loext:graphic-properties draw:fill="solid" draw:fill-color="#1ca2b8"/>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fo:font-variant="normal" fo:text-transform="none" fo:color="#1ca2b8" style:font-name="Bitstream Vera Sans2" fo:font-size="16pt" fo:font-style="normal" fo:text-shadow="none" fo:font-weight="bold" officeooo:rsid="0045ac68" style:font-size-asian="16pt" style:font-style-asian="normal" style:font-size-complex="16pt" style:font-style-complex="normal"/>
    </style:style>
    <style:style style:name="T6" style:family="text">
      <style:text-properties fo:font-variant="normal" fo:text-transform="none" fo:color="#1ca2b8" style:font-name="Bitstream Vera Sans2" fo:font-size="16pt" fo:font-style="normal" fo:text-shadow="none" fo:font-weight="bold" officeooo:rsid="00884cb3" style:font-size-asian="16pt" style:font-style-asian="normal" style:font-size-complex="16pt" style:font-style-complex="normal"/>
    </style:style>
    <style:style style:name="T7" style:family="text">
      <style:text-properties officeooo:rsid="00884cb3"/>
    </style:style>
    <style:style style:name="T8" style:family="text">
      <style:text-properties officeooo:rsid="00344eec"/>
    </style:style>
    <style:style style:name="T9" style:family="text">
      <style:text-properties officeooo:rsid="002ab73b"/>
    </style:style>
    <style:style style:name="T10" style:family="text">
      <style:text-properties fo:color="#000000"/>
    </style:style>
    <style:style style:name="T11" style:family="text">
      <style:text-properties fo:color="#000000" style:text-position="0% 100%" style:font-name="Bitstream Vera Sans2" fo:font-size="10pt" fo:font-style="normal" style:text-underline-style="none" fo:font-weight="normal" officeooo:rsid="004a0b36" fo:background-color="transparent" loext:char-shading-value="0" style:font-size-asian="10pt" style:font-style-asian="normal" style:font-weight-asian="normal" style:font-size-complex="10pt" style:font-style-complex="normal" style:font-weight-complex="normal"/>
    </style:style>
    <style:style style:name="T12" style:family="text">
      <style:text-properties fo:color="#000000" style:text-position="0% 100%" style:font-name="Bitstream Vera Sans2" fo:font-size="10pt" fo:letter-spacing="-0.004cm" fo:font-style="normal" style:text-underline-style="none" fo:font-weight="normal" officeooo:rsid="004a0b36" fo:background-color="transparent" loext:char-shading-value="0" style:font-size-asian="10pt" style:font-style-asian="normal" style:font-weight-asian="normal" style:font-size-complex="10pt" style:font-style-complex="normal" style:font-weight-complex="normal"/>
    </style:style>
    <style:style style:name="T13" style:family="text">
      <style:text-properties fo:color="#000000" style:text-position="0% 100%" style:font-name="OpenSymbol3" fo:font-size="10pt" fo:font-style="normal" style:text-underline-style="none" fo:font-weight="normal" officeooo:rsid="004a0b36"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14" style:family="text">
      <style:text-properties fo:color="#000000" style:text-position="0% 100%" style:font-name="OpenSymbol1" fo:font-size="10pt" style:text-underline-style="none" fo:font-weight="normal" officeooo:rsid="004a0b36" fo:background-color="transparent" loext:char-shading-value="0" style:font-size-asian="10pt" style:font-style-asian="normal" style:font-weight-asian="normal" style:font-size-complex="10pt" style:font-style-complex="normal" style:font-weight-complex="normal"/>
    </style:style>
    <style:style style:name="T15" style:family="text">
      <style:text-properties fo:color="#000000" style:font-name="Bitstream Vera Sans2" fo:font-size="10pt" fo:font-style="normal" style:text-underline-style="none" fo:font-weight="normal" officeooo:rsid="002414b2" fo:background-color="transparent" loext:char-shading-value="0" style:font-size-asian="10pt" style:font-style-asian="normal" style:font-weight-asian="normal" style:font-size-complex="10pt" style:font-style-complex="normal" style:font-weight-complex="normal"/>
    </style:style>
    <style:style style:name="T16" style:family="text">
      <style:text-properties fo:color="#000000" style:font-name="Bitstream Vera Sans2" fo:font-size="10pt" fo:font-style="normal" style:text-underline-style="none" fo:font-weight="normal" officeooo:rsid="004a0b36" fo:background-color="transparent" loext:char-shading-value="0" style:font-size-asian="10pt" style:font-style-asian="normal" style:font-weight-asian="normal" style:font-size-complex="10pt" style:font-style-complex="normal" style:font-weight-complex="normal"/>
    </style:style>
    <style:style style:name="T17" style:family="text">
      <style:text-properties fo:color="#000000" officeooo:rsid="005c6a0d"/>
    </style:style>
    <style:style style:name="T18" style:family="text">
      <style:text-properties style:text-position="0% 100%" style:font-name="Bitstream Vera Sans2" fo:font-size="10pt" fo:font-style="normal" style:text-underline-style="none" fo:font-weight="normal" officeooo:rsid="00515528" fo:background-color="transparent" loext:char-shading-value="0" style:font-size-asian="10pt" style:font-style-asian="normal" style:font-weight-asian="normal" style:font-size-complex="10pt" style:font-style-complex="normal" style:font-weight-complex="normal"/>
    </style:style>
    <style:style style:name="T19" style:family="text">
      <style:text-properties style:text-position="0% 100%" fo:font-size="10pt" fo:font-weight="normal" officeooo:rsid="00425cb8" style:font-size-asian="10pt" style:font-weight-asian="normal" style:font-size-complex="10pt" style:font-weight-complex="normal"/>
    </style:style>
    <style:style style:name="T20" style:family="text">
      <style:text-properties style:font-style-asian="normal" style:font-style-complex="normal"/>
    </style:style>
    <style:style style:name="T21" style:family="text">
      <style:text-properties style:font-size-complex="10pt"/>
    </style:style>
    <style:style style:name="T22" style:family="text">
      <style:text-properties officeooo:rsid="004a0b36"/>
    </style:style>
    <style:style style:name="T23" style:family="text">
      <style:text-properties officeooo:rsid="004baf73"/>
    </style:style>
    <style:style style:name="T24" style:family="text">
      <style:text-properties officeooo:rsid="004eb3ac"/>
    </style:style>
    <style:style style:name="T25" style:family="text">
      <style:text-properties style:use-window-font-color="true" style:font-name="Bitstream Vera Sans" fo:font-size="10pt" fo:font-style="normal" fo:font-weight="normal" officeooo:rsid="004eb3ac" style:font-size-asian="10.5pt" style:font-style-asian="normal" style:font-weight-asian="normal" style:font-size-complex="12pt" style:font-style-complex="normal" style:font-weight-complex="normal"/>
    </style:style>
    <style:style style:name="T26" style:family="text">
      <style:text-properties style:use-window-font-color="true" officeooo:rsid="0064c8f9" style:font-style-asian="normal" style:font-style-complex="normal"/>
    </style:style>
    <style:style style:name="T27" style:family="text">
      <style:text-properties style:use-window-font-color="true" officeooo:rsid="005bfdac" style:font-style-asian="normal" style:font-style-complex="normal"/>
    </style:style>
    <style:style style:name="T28" style:family="text">
      <style:text-properties style:use-window-font-color="true" officeooo:rsid="006a4dec" style:font-style-asian="normal" style:font-style-complex="normal"/>
    </style:style>
    <style:style style:name="T29" style:family="text">
      <style:text-properties style:use-window-font-color="true" officeooo:rsid="007ef271" style:font-style-asian="normal" style:font-style-complex="normal"/>
    </style:style>
    <style:style style:name="T30" style:family="text">
      <style:text-properties officeooo:rsid="00542377"/>
    </style:style>
    <style:style style:name="T31" style:family="text">
      <style:text-properties officeooo:rsid="0056e1bf"/>
    </style:style>
    <style:style style:name="T32" style:family="text">
      <style:text-properties officeooo:rsid="005bb425"/>
    </style:style>
    <style:style style:name="T33" style:family="text">
      <style:text-properties style:font-name="Times New Roman" fo:font-size="12pt" fo:font-style="italic" officeooo:rsid="005bb425" style:font-size-asian="12pt" style:font-style-asian="italic" style:font-size-complex="12pt" style:font-style-complex="italic"/>
    </style:style>
    <style:style style:name="T34" style:family="text">
      <style:text-properties style:text-position="sub 58%" style:font-name="Times New Roman" fo:font-size="12pt" fo:font-style="italic" officeooo:rsid="005bb425" style:font-size-asian="12pt" style:font-style-asian="italic" style:font-size-complex="12pt" style:font-style-complex="italic"/>
    </style:style>
    <style:style style:name="T35" style:family="text">
      <style:text-properties style:text-position="sub 58%" style:font-name="Times New Roman" fo:font-size="12pt" fo:font-style="italic" officeooo:rsid="005bfdac" style:font-size-asian="12pt" style:font-style-asian="italic" style:font-size-complex="12pt" style:font-style-complex="italic"/>
    </style:style>
    <style:style style:name="T36" style:family="text">
      <style:text-properties officeooo:rsid="005c6a0d"/>
    </style:style>
    <style:style style:name="T37" style:family="text">
      <style:text-properties officeooo:rsid="0064c8f9"/>
    </style:style>
    <style:style style:name="T38" style:family="text">
      <style:text-properties fo:color="#3333ff" officeooo:rsid="005c6a0d"/>
    </style:style>
    <style:style style:name="T39" style:family="text">
      <style:text-properties officeooo:rsid="007a2418"/>
    </style:style>
    <style:style style:name="T40" style:family="text">
      <style:text-properties style:font-name="OpenSymbol1" fo:font-size="10pt" officeooo:rsid="007a2418" style:font-size-asian="10pt" style:font-style-asian="normal" style:font-size-complex="10pt" style:font-style-complex="normal"/>
    </style:style>
    <style:style style:name="T41" style:family="text">
      <style:text-properties fo:font-weight="normal" style:font-weight-asian="normal" style:font-weight-complex="normal"/>
    </style:style>
    <style:style style:name="T42" style:family="text">
      <style:text-properties fo:font-weight="normal" officeooo:rsid="00542377" style:font-weight-asian="normal" style:font-weight-complex="normal"/>
    </style:style>
    <style:style style:name="T43" style:family="text">
      <style:text-properties officeooo:rsid="006127a3"/>
    </style:style>
    <style:style style:name="T44" style:family="text">
      <style:text-properties fo:letter-spacing="-0.014cm"/>
    </style:style>
    <style:style style:name="T45" style:family="text">
      <style:text-properties fo:letter-spacing="-0.004cm" officeooo:rsid="005bfdac"/>
    </style:style>
    <style:style style:name="T46" style:family="text">
      <style:text-properties fo:font-variant="normal" fo:text-transform="none" fo:color="#000000" style:text-outline="false" style:text-line-through-style="none" style:text-line-through-type="none" style:font-name="Bitstream Vera Sans5"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font-name="Bitstream Vera Sans5"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2pt" style:font-style-asian="italic" style:font-weight-asian="normal" style:font-name-complex="Lucida Sans" style:font-size-complex="12pt" style:font-style-complex="italic" style:font-weight-complex="normal"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text-position="sub 58%" style:font-name="Bitstream Vera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Bitstream Vera Sans5" fo:font-size="14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font-name="Bitstream Vera Sans5" fo:font-size="9pt" fo:font-style="normal" fo:text-shadow="none" style:text-underline-style="none" fo:font-weight="normal" style:letter-kerning="true" style:font-name-asian="Microsoft YaHei" style:font-size-asian="9pt" style:font-style-asian="normal" style:font-weight-asian="normal" style:font-name-complex="Lucida Sans" style:font-size-complex="9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808080" style:text-outline="false" style:text-line-through-style="none" style:text-line-through-type="none" style:font-name="Bitstream Vera Sans5"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53" style:family="text">
      <style:text-properties fo:color="#ffffff" style:font-name="Bitstream Vera Sans2" fo:font-size="11pt" fo:font-weight="bold" style:font-size-asian="11pt" style:font-weight-asian="bold" style:font-size-complex="11pt" style:font-weight-complex="bold"/>
    </style:style>
    <style:style style:name="T54" style:family="text">
      <style:text-properties fo:color="#ffffff" style:font-name="Bitstream Vera Sans2"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5" style:family="graphic" style:parent-style-name="Formula">
      <style:graphic-properties fo:margin-left="0cm" fo:margin-right="0cm" style:vertical-pos="from-top"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Bold_5f_niv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Bold_5f_niv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Bold_5f_niv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Bold_5f_niv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Bold_5f_niv2"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Bold_5f_niv2"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Bold_5f_niv2"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Bold_5f_niv2"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Bold_5f_niv2"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Bold_5f_niv3"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center"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2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4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8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5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0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8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8cm" svg:stroke-color="#000000" draw:marker-start="" draw:marker-start-width="0.254cm" draw:marker-start-center="false" draw:marker-end="" draw:marker-end-width="0.254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9" style:family="graphic">
      <style:graphic-properties style:run-through="foreground"/>
    </style:style>
    <style:style style:name="gr10" style:family="graphic">
      <style:graphic-properties draw:stroke="solid" svg:stroke-width="0.028cm" svg:stroke-color="#000000" draw:marker-start="" draw:marker-start-width="0.254cm" draw:marker-start-center="false" draw:marker-end="" draw:marker-end-width="0.254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11" style:family="graphic">
      <style:graphic-properties draw:stroke="solid" svg:stroke-width="0.028cm" svg:stroke-color="#000000" draw:marker-start="" draw:marker-start-width="0.254cm" draw:marker-start-center="false" draw:marker-end="" draw:marker-end-width="0.254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12" style:family="graphic">
      <style:graphic-properties draw:stroke="solid" svg:stroke-width="0.028cm" svg:stroke-color="#000000" draw:marker-start="" draw:marker-start-width="0.254cm" draw:marker-start-center="false" draw:marker-end="" draw:marker-end-width="0.254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13" style:family="graphic">
      <style:graphic-properties draw:stroke="solid" svg:stroke-width="0.028cm" svg:stroke-color="#000000" draw:marker-start="" draw:marker-start-width="0.254cm" draw:marker-start-center="false" draw:marker-end="" draw:marker-end-width="0.254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14" style:family="graphic">
      <style:graphic-properties draw:stroke="solid" svg:stroke-width="0.028cm" svg:stroke-color="#000000" draw:marker-start="" draw:marker-start-width="0.254cm" draw:marker-start-center="false" draw:marker-end="" draw:marker-end-width="0.254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false" draw:auto-grow-width="false" fo:min-height="0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7"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8"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803cm" fo:min-width="0.803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746cm" fo:min-width="0.66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3"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803cm" fo:min-width="0.804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 style:family="graphic">
      <style:graphic-properties draw:stroke="dash" draw:stroke-dash="Fine_20_Dashe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746cm" fo:min-width="0.612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746cm" fo:min-width="0.628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746cm" fo:min-width="0.587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746cm" fo:min-width="0.563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803cm" fo:min-width="0.804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5cm" fo:min-width="0.10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2cm" fo:min-width="1.372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7"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8"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3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5cm" fo:min-width="0.279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5cm" fo:min-width="0.27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5cm" fo:min-width="0.27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3"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4"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5cm" fo:min-width="0.247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4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2cm" fo:min-width="0.788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2cm" fo:min-width="0.788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2cm" fo:min-width="1.372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2cm" fo:min-width="1.372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2cm" fo:min-width="1.372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5cm" fo:min-width="0.231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54"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5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1.012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5cm" fo:min-width="0.247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5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1.37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0"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1"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5cm" fo:min-width="0.247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5cm" fo:min-width="0.273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5cm" fo:min-width="0.249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6"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7"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5cm" fo:min-width="0.247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5cm" fo:min-width="0.228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71"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72"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7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787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787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1.012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1.372cm" fo:padding-top="0.125cm" fo:padding-bottom="0.125cm" fo:padding-left="0.25cm" fo:padding-right="0.25cm" draw:shadow="hidden" draw:shadow-offset-x="0.199cm" draw:shadow-offset-y="0.199cm" draw:shadow-color="#808080" style:run-through="foreground"/>
    </style:style>
    <style:style style:name="gr7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8"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7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6cm" fo:min-width="0.22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6cm" fo:min-width="0.222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019cm" svg:stroke-color="#ffffff"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82" style:family="graphic">
      <style:graphic-properties draw:stroke="solid" svg:stroke-width="0.028cm" svg:stroke-color="#1ca2b8" draw:marker-start="" draw:marker-start-width="0.254cm" draw:marker-start-center="false" draw:marker-end="" draw:marker-end-width="0.254cm" draw:marker-end-center="false" draw:fill="none"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8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6cm" fo:min-width="0.235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svg:stroke-width="0.028cm" svg:stroke-color="#c74028" draw:marker-start="" draw:marker-start-width="0.254cm" draw:marker-start-center="false" draw:marker-end="" draw:marker-end-width="0.254cm" draw:marker-end-center="false" draw:fill="none"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8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6cm" fo:min-width="0.288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svg:stroke-width="0.028cm" svg:stroke-color="#000000" draw:marker-start="" draw:marker-start-width="0.254cm" draw:marker-start-center="false" draw:marker-end="" draw:marker-end-width="0.254cm" draw:marker-end-center="false" draw:fill="none"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8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6cm" fo:min-width="0.252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false" draw:auto-grow-width="false" fo:min-height="0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90"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9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1.148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727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svg:stroke-width="0.028cm" svg:stroke-color="#000000" draw:marker-start="" draw:marker-start-width="0.242cm" draw:marker-start-center="false" draw:marker-end="" draw:marker-end-width="0.242cm" draw:marker-end-center="false" draw:fill="solid" draw:fill-color="#729fcf" draw:textarea-horizontal-align="center" draw:textarea-vertical-align="middle" fo:padding-top="0.139cm" fo:padding-bottom="0.139cm" fo:padding-left="0.265cm" fo:padding-right="0.265cm" draw:shadow="hidden" draw:shadow-offset-x="0.199cm" draw:shadow-offset-y="0.199cm" draw:shadow-color="#808080" style:run-through="foreground"/>
    </style:style>
    <style:style style:name="gr94" style:family="graphic">
      <style:graphic-properties draw:stroke="none" svg:stroke-width="0.028cm" svg:stroke-color="#000000" draw:marker-start="" draw:marker-start-width="0.242cm" draw:marker-start-center="false" draw:marker-end="" draw:marker-end-width="0.242cm" draw:marker-end-center="false" draw:fill="none" draw:fill-color="#ffffff" draw:textarea-horizontal-align="justify" draw:auto-grow-height="false" draw:auto-grow-width="false" fo:min-height="0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1.035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402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407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432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383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363cm" fo:padding-top="0.125cm" fo:padding-bottom="0.125cm" fo:padding-left="0.25cm" fo:padding-right="0.25cm" draw:shadow="hidden" draw:shadow-offset-x="0.199cm" draw:shadow-offset-y="0.199cm" draw:shadow-color="#808080" style:run-through="foreground"/>
    </style:style>
    <style:style style:name="gr10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0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49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draw:auto-grow-height="false" fo:min-height="1.36cm" fo:min-width="3.164cm" fo:padding-top="0.139cm" fo:padding-bottom="0.139cm" fo:padding-left="0.265cm" fo:padding-right="0.265cm" draw:shadow="hidden" draw:shadow-offset-x="0.199cm" draw:shadow-offset-y="0.199cm" draw:shadow-color="#808080" style:run-through="foreground"/>
    </style:style>
    <style:style style:name="gr10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45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18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82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5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693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svg:stroke-width="0cm" svg:stroke-color="#cccccc" draw:marker-start="" draw:marker-start-width="0.199cm" draw:marker-start-center="false" draw:marker-end="" draw:marker-end-width="0.199cm" draw:marker-end-center="false" draw:fill="none" draw:fill-color="#ffffff" draw:textarea-horizontal-align="justify" draw:auto-grow-height="true" draw:auto-grow-width="true" fo:min-height="0.413cm" fo:min-width="0.282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cm" svg:stroke-color="#cccccc" draw:marker-start="" draw:marker-start-width="0.199cm" draw:marker-start-center="false" draw:marker-end="" draw:marker-end-width="0.199cm" draw:marker-end-center="false" draw:fill="none" draw:fill-color="#ffffff" draw:textarea-horizontal-align="justify" draw:auto-grow-height="true" draw:auto-grow-width="true" fo:min-height="0.413cm" fo:min-width="0.25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svg:stroke-width="0.019cm" svg:stroke-color="#cccccc"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112" style:family="graphic">
      <style:graphic-properties draw:stroke="none" svg:stroke-width="0cm" svg:stroke-color="#cccccc" draw:marker-start="" draw:marker-start-width="0.199cm" draw:marker-start-center="false" draw:marker-end="" draw:marker-end-width="0.199cm" draw:marker-end-center="false" draw:fill="none" draw:fill-color="#ffffff" draw:textarea-horizontal-align="justify" draw:auto-grow-height="true" draw:auto-grow-width="true" fo:min-height="0.413cm" fo:min-width="0.217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svg:stroke-width="0cm" svg:stroke-color="#cccccc" draw:marker-start="" draw:marker-start-width="0.199cm" draw:marker-start-center="false" draw:marker-end="" draw:marker-end-width="0.199cm" draw:marker-end-center="false" draw:fill="none" draw:fill-color="#ffffff" draw:textarea-horizontal-align="justify" draw:auto-grow-height="true" draw:auto-grow-width="true" fo:min-height="0.413cm" fo:min-width="0.108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width="0cm" svg:stroke-color="#cccccc" draw:marker-start="" draw:marker-start-width="0.199cm" draw:marker-start-center="false" draw:marker-end="" draw:marker-end-width="0.199cm" draw:marker-end-center="false" draw:fill="none" draw:fill-color="#ffffff" draw:textarea-horizontal-align="justify" draw:auto-grow-height="true" draw:auto-grow-width="true" fo:min-height="0.413cm" fo:min-width="0.261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96cm" fo:min-width="0.261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035cm" svg:stroke-color="#000000" draw:marker-start="" draw:marker-start-width="0.222cm" draw:marker-start-center="false" draw:marker-end="" draw:marker-end-width="0.222cm" draw:marker-end-center="false" draw:fill="solid" draw:fill-color="#000000" draw:opacity="0%"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1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0.787cm"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svg:stroke-width="0.035cm" svg:stroke-color="#000000" draw:marker-start="" draw:marker-start-width="0.252cm" draw:marker-start-center="false" draw:marker-end="" draw:marker-end-width="0.252cm" draw:marker-end-center="false" draw:fill="none" draw:fill-color="#729fc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1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28cm"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cm" fo:min-width="1.371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309cm"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19cm" fo:padding-top="0.125cm" fo:padding-bottom="0.125cm" fo:padding-left="0.25cm" fo:padding-right="0.25cm" draw:shadow="hidden" draw:shadow-offset-x="0.199cm" draw:shadow-offset-y="0.199cm" draw:shadow-color="#808080" style:run-through="foreground"/>
    </style:style>
    <style:style style:name="gr12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draw:stroke="none" draw:fill-color="#d3802b" draw:textarea-horizontal-align="justify" draw:textarea-vertical-align="middle" draw:auto-grow-height="false" fo:min-height="0.57cm" fo:min-width="3.893cm" style:run-through="foreground"/>
    </style:style>
    <style:style style:name="gr125"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6"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127"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28"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9"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3" text:outline-level="1"><draw:g text:anchor-type="paragraph" draw:z-index="25" draw:name="Forme5" draw:style-name="gr123"><draw:custom-shape draw:style-name="gr124" draw:text-style-name="P116" svg:width="3.964cm" svg:height="0.641cm" draw:transform="skewX (0.00279252680319092) rotate (0.0872664625997165) translate (-0.370416666666667cm -0.0934861111111111cm)"><text:p text:style-name="P115"><text:span text:style-name="T53">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oft-page-break/><draw:frame draw:style-name="fr1" draw:name="Cadre3" text:anchor-type="as-char" svg:y="-5.719cm" svg:width="9.135cm" draw:z-index="17"><draw:text-box fo:min-height="3.93cm"><text:section text:style-name="Sect1" text:name="Section5"><text:p text:style-name="P24"/><text:list xml:id="list2180413231" text:style-name="liste_5f_abc"><text:list-header><text:p text:style-name="P84"><text:span text:style-name="knumerotitreA"><text:span text:style-name="T16">On considère les deux triangles SUR et MOT <text:line-break/>ci-dessous.</text:span></text:span></text:p></text:list-header></text:list><text:p text:style-name="P29"><draw:g text:anchor-type="paragraph" draw:z-index="26" draw:name="Forme1" draw:style-name="gr90"><draw:frame draw:style-name="gr115" draw:text-style-name="P111" svg:width="0.763cm" svg:height="0.747cm" svg:x="1.801cm" svg:y="0.663cm"><draw:text-box><text:p text:style-name="P112"><text:span text:style-name="T47">U</text:span></text:p></draw:text-box></draw:frame><draw:polygon draw:style-name="gr116" draw:text-style-name="P114" svg:width="5.529cm" svg:height="3.999cm" svg:x="0.461cm" svg:y="1.221cm" svg:viewBox="0 0 5530 4000" draw:points="1787,0 0,2213 5530,4000"><text:p/></draw:polygon><draw:frame draw:style-name="gr117" draw:text-style-name="P110" svg:width="1.288cm" svg:height="0.832cm" svg:x="0.785cm" svg:y="2.859cm"><draw:text-box><text:p text:style-name="P112"><text:span text:style-name="T47">69°</text:span><text:span text:style-name="T50"> </text:span></text:p></draw:text-box></draw:frame><draw:path draw:style-name="gr118" draw:text-style-name="P109" svg:width="0.494cm" svg:height="0.227cm" draw:transform="skewX (0.00331612557878923) rotate (-0.939685269273748) translate (0.814833333333292cm 3.0360416666666cm)" svg:viewBox="0 0 495 228" svg:d="M0 0c260 0 495 228 495 228"><text:p/></draw:path><draw:path draw:style-name="gr118" draw:text-style-name="P109" svg:width="0.428cm" svg:height="0.26cm" draw:transform="rotate (-0.490437519810407) translate (2.13961490978777cm 1.31009230141021cm)" svg:viewBox="0 0 429 261" svg:d="M0 261c290 0 429-261 429-261"><text:p/></draw:path><draw:path draw:style-name="gr118" draw:text-style-name="P109" svg:width="0.51cm" svg:height="0.269cm" draw:transform="skewX (0.17226399717184) rotate (-0.406312649864281) translate (2.11612290283464cm 1.37094662657065cm)" svg:viewBox="0 0 511 270" svg:d="M0 270c345 2 511-270 511-270"><text:p/></draw:path><draw:frame draw:style-name="gr119" draw:text-style-name="P111" svg:width="0.729cm" svg:height="0.664cm" svg:x="-0.15cm" svg:y="3.161cm"><draw:text-box><text:p text:style-name="P112"><text:span text:style-name="T47">S</text:span></text:p></draw:text-box></draw:frame><draw:frame draw:style-name="gr102" draw:text-style-name="P111" svg:width="0.75cm" svg:height="0.664cm" svg:x="5.891cm" svg:y="5.006cm"><draw:text-box><text:p text:style-name="P112"><text:span text:style-name="T47">R</text:span></text:p></draw:text-box></draw:frame><draw:frame draw:style-name="gr117" draw:text-style-name="P110" svg:width="1.288cm" svg:height="0.832cm" svg:x="1.803cm" svg:y="1.556cm"><draw:text-box><text:p text:style-name="P112"><text:span text:style-name="T47">82°</text:span><text:span text:style-name="T50"> </text:span></text:p></draw:text-box></draw:frame><draw:frame draw:style-name="gr120" draw:text-style-name="P110" svg:width="1.872cm" svg:height="0.832cm" draw:transform="rotate (-0.318173522638566) translate (2.02494444444444cm 3.72533333333333cm)"><draw:text-box><text:p text:style-name="P112"><text:span text:style-name="T47">5,8 cm</text:span><text:span text:style-name="T50"> </text:span></text:p></draw:text-box></draw:frame><draw:frame draw:style-name="gr106" draw:text-style-name="P111" svg:width="0.784cm" svg:height="0.664cm" svg:x="7.856cm" svg:y="0.693cm"><draw:text-box><text:p text:style-name="P112"><text:span text:style-name="T47">O</text:span></text:p></draw:text-box></draw:frame><draw:frame draw:style-name="gr117" draw:text-style-name="P110" svg:width="1.288cm" svg:height="0.832cm" svg:x="6.442cm" svg:y="2.766cm"><draw:text-box><text:p text:style-name="P112"><text:span text:style-name="T47">69°</text:span><text:span text:style-name="T50"> </text:span></text:p></draw:text-box></draw:frame><draw:g draw:style-name="gr9"><draw:polygon draw:style-name="gr116" draw:text-style-name="P114" svg:width="5.529cm" svg:height="3.998cm" draw:transform="rotate (-0.935321946143762) translate (5.67787757325987cm -1.85450154726798cm)" svg:viewBox="0 0 5530 3999" draw:points="3744,0 5530,2213 0,3999"><text:p/></draw:polygon><draw:path draw:style-name="gr118" draw:text-style-name="P109" svg:width="0.495cm" svg:height="0.227cm" draw:transform="skewX (-0.00767944870877505) rotate (0.00349065850398866) translate (6.79623939767115cm 3.38921800728247cm)" svg:viewBox="0 0 496 228" svg:d="M496 0c-260 1-496 228-496 228"><text:p/></draw:path><draw:path draw:style-name="gr118" draw:text-style-name="P109" svg:width="0.416cm" svg:height="0.151cm" draw:transform="rotate (1.25716066021152) translate (3.09870903709933cm 0.973207861162492cm)" svg:viewBox="0 0 417 152" svg:d="M417 152c-195-1-417-152-417-152"><text:p/></draw:path><draw:line draw:style-name="gr89" draw:text-style-name="P109" svg:x1="3.34cm" svg:y1="0.861cm" svg:x2="3.158cm" svg:y2="0.748cm"><text:p/></draw:line></draw:g><draw:frame draw:style-name="gr121" draw:text-style-name="P111" svg:width="0.81cm" svg:height="0.664cm" svg:x="6.826cm" svg:y="3.911cm"><draw:text-box><text:p text:style-name="P112"><text:span text:style-name="T47">M</text:span></text:p></draw:text-box></draw:frame><draw:frame draw:style-name="gr122" draw:text-style-name="P111" svg:width="0.72cm" svg:height="0.664cm" svg:x="2.043cm" svg:y="0cm"><draw:text-box><text:p text:style-name="P112"><text:span text:style-name="T47">T</text:span></text:p></draw:text-box></draw:frame><draw:frame draw:style-name="gr117" draw:text-style-name="P110" svg:width="1.288cm" svg:height="0.832cm" svg:x="3.201cm" svg:y="0.513cm"><draw:text-box><text:p text:style-name="P112"><text:span text:style-name="T47">29°</text:span><text:span text:style-name="T50"> </text:span></text:p></draw:text-box></draw:frame><draw:frame draw:style-name="gr120" draw:text-style-name="P110" svg:width="1.872cm" svg:height="0.832cm" draw:transform="rotate (-0.616624824729597) translate (4.25802777777778cm 1.51518055555556cm)"><draw:text-box><text:p text:style-name="P112"><text:span text:style-name="T47">5,8 cm</text:span><text:span text:style-name="T50"> </text:span></text:p></draw:text-box></draw:frame><draw:frame draw:style-name="gr120" draw:text-style-name="P110" svg:width="1.872cm" svg:height="0.832cm" draw:transform="rotate (0.916646923147422) translate (0.123472222222222cm 2.54352777777778cm)"><draw:text-box><text:p text:style-name="P112"><text:span text:style-name="T47">2,9 cm</text:span><text:span text:style-name="T50"> </text:span></text:p></draw:text-box></draw:frame></draw:g><text:span text:style-name="knumerotitreA"><text:span text:style-name="T16"/></text:span></text:p><text:p text:style-name="P29"><text:span text:style-name="knumerotitreA"><text:span text:style-name="T16"/></text:span></text:p><text:p text:style-name="P29"><text:span text:style-name="knumerotitreA"><text:span text:style-name="T16"/></text:span></text:p><text:p text:style-name="P29"><text:span text:style-name="knumerotitreA"><text:span text:style-name="T16"/></text:span></text:p><text:p text:style-name="P29"><text:span text:style-name="knumerotitreA"><text:span text:style-name="T16"/></text:span></text:p><text:p text:style-name="P29"><text:span text:style-name="knumerotitreA"><text:span text:style-name="T16"/></text:span></text:p><text:p text:style-name="P29"><text:span text:style-name="knumerotitreA"><text:span text:style-name="T16"/></text:span></text:p><text:p text:style-name="P29"><text:span text:style-name="knumerotitreA"><text:span text:style-name="T16"/></text:span></text:p><text:p text:style-name="P29"><text:span text:style-name="knumerotitreA"><text:span text:style-name="T16"/></text:span></text:p><text:p text:style-name="P29"><text:span text:style-name="knumerotitreA"><text:span text:style-name="T16"/></text:span></text:p><text:p text:style-name="P29"><text:span text:style-name="knumerotitreA"><text:span text:style-name="T16"/></text:span></text:p><text:p text:style-name="P29"><text:span text:style-name="knumerotitreA"><text:span text:style-name="T16"/></text:span></text:p><text:list xml:id="list144811865865911" text:continue-numbering="true" text:style-name="liste_5f_abc"><text:list-item><text:list><text:list-item><text:p text:style-name="P84"><text:span text:style-name="knumerotitreA"><text:span text:style-name="T15">Quelle est la </text:span></text:span><text:span text:style-name="knumerotitreA"><text:span text:style-name="T16">mesure de l’angle </text:span></text:span><text:span text:style-name="knumerotitreA"><text:span text:style-name="T16"><draw:frame draw:style-name="fr4" draw:name="Objet13" text:anchor-type="as-char" svg:y="-0.37cm" svg:width="0.728cm" svg:height="0.466cm" draw:z-index="18"><draw:object xlink:href="./Object 6" xlink:type="simple" xlink:show="embed" xlink:actuate="onLoad"/><draw:image xlink:href="./ObjectReplacements/Object 6" xlink:type="simple" xlink:show="embed" xlink:actuate="onLoad"/></draw:frame></text:span></text:span><text:span text:style-name="knumerotitreA"><text:span text:style-name="T16"> ?</text:span></text:span></text:p></text:list-item><text:list-item><text:p text:style-name="P84"><text:span text:style-name="T22">D</text:span><text:span text:style-name="knumerotitreA"><text:span text:style-name="T16">émontre que les triangles SUR et MOT sont égaux.</text:span></text:span></text:p></text:list-item></text:list></text:list-item></text:list><text:p text:style-name="P28"><text:span text:style-name="Bold_5f_niv2"><text:span text:style-name="T21">Correction</text:span></text:span></text:p><text:list xml:id="list144810472710376" text:continue-list="list144811865865911" text:style-name="liste_5f_abc"><text:list-item><text:list><text:list-item text:start-value="1"><text:p text:style-name="P81"><text:span text:style-name="knumerotitreA"><text:span text:style-name="T11">Dans le triangle SUR la somme des mesures des angles vaut 180°. On en déduit que :</text:span></text:span></text:p><text:p text:style-name="P85"><text:span text:style-name="knumerotitreA"><text:span text:style-name="T11"><draw:frame draw:style-name="fr5" draw:name="Objet1" text:anchor-type="as-char" svg:y="-0.37cm" svg:width="0.728cm" svg:height="0.466cm" draw:z-index="19"><draw:object xlink:href="./Object 1" xlink:type="simple" xlink:show="embed" xlink:actuate="onLoad"/><draw:image xlink:href="./ObjectReplacements/Object 1" xlink:type="simple" xlink:show="embed" xlink:actuate="onLoad"/><svg:desc>formule</svg:desc></draw:frame></text:span></text:span><text:span text:style-name="knumerotitreA"><text:span text:style-name="T11"> </text:span></text:span><text:span text:style-name="_5f_opensymbol"><text:span text:style-name="T14"></text:span></text:span><text:span text:style-name="knumerotitreA"><text:span text:style-name="T11"> 180° </text:span></text:span><text:span text:style-name="_5f_opensymbol"><text:span text:style-name="T13">─</text:span></text:span><text:span text:style-name="knumerotitreA"><text:span text:style-name="T11"> 82° </text:span></text:span><text:span text:style-name="_5f_opensymbol"><text:span text:style-name="T13">─</text:span></text:span><text:span text:style-name="knumerotitreA"><text:span text:style-name="T11"> 69° </text:span></text:span><text:span text:style-name="_5f_opensymbol"><text:span text:style-name="T14"></text:span></text:span><text:span text:style-name="knumerotitreA"><text:span text:style-name="T11"> 29°.</text:span></text:span></text:p></text:list-item><text:list-item><text:p text:style-name="P86"><text:span text:style-name="knumerotitreA"><text:span text:style-name="T12">Les triangles SUR et MOT ont chacun un côté de 5,8 cm compris entre deux angles de mêmes mesures 69° et 29°, donc ils sont égaux.</text:span></text:span></text:p></text:list-item></text:list></text:list-item></text:list></text:section></draw:text-box></draw:frame></text:h>
      <text:list xml:id="list432480472" text:style-name="Num_5f_Exo">
        <text:list-item>
          <text:h text:style-name="P31" text:outline-level="1"> <text:span text:style-name="T23">Construis quatre triangles égaux à PIC ayant pour côté [OU]</text:span>. </text:h>
        </text:list-item>
      </text:list>
      <text:h text:style-name="P32" text:outline-level="1"><draw:g text:anchor-type="as-char" draw:z-index="27" draw:name="Forme2" draw:style-name="gr77"><draw:frame draw:style-name="gr109" draw:text-style-name="P111" svg:width="0.784cm" svg:height="0.664cm" svg:x="4.085cm" svg:y="2.967cm"><draw:text-box><text:p text:style-name="P112"><text:span text:style-name="T47">O</text:span></text:p></draw:text-box></draw:frame><draw:frame draw:style-name="gr110" draw:text-style-name="P111" svg:width="0.752cm" svg:height="0.664cm" svg:x="1.192cm" svg:y="5.553cm"><draw:text-box><text:p text:style-name="P112"><text:span text:style-name="T47">C</text:span></text:p></draw:text-box></draw:frame><draw:g draw:style-name="gr9"><draw:line draw:style-name="gr111" draw:text-style-name="P107" svg:x1="0.148cm" svg:y1="0cm" svg:x2="0.148cm" svg:y2="9cm"><text:p/></draw:line><draw:line draw:style-name="gr111" draw:text-style-name="P107" svg:x1="0.648cm" svg:y1="0cm" svg:x2="0.648cm" svg:y2="9cm"><text:p/></draw:line><draw:line draw:style-name="gr111" draw:text-style-name="P107" svg:x1="1.148cm" svg:y1="0cm" svg:x2="1.148cm" svg:y2="9cm"><text:p/></draw:line><draw:line draw:style-name="gr111" draw:text-style-name="P107" svg:x1="1.648cm" svg:y1="0cm" svg:x2="1.648cm" svg:y2="9cm"><text:p/></draw:line><draw:line draw:style-name="gr111" draw:text-style-name="P107" svg:x1="2.148cm" svg:y1="0cm" svg:x2="2.148cm" svg:y2="9cm"><text:p/></draw:line><draw:line draw:style-name="gr111" draw:text-style-name="P107" svg:x1="2.648cm" svg:y1="0cm" svg:x2="2.648cm" svg:y2="9cm"><text:p/></draw:line><draw:line draw:style-name="gr111" draw:text-style-name="P107" svg:x1="3.148cm" svg:y1="0cm" svg:x2="3.148cm" svg:y2="9cm"><text:p/></draw:line><draw:line draw:style-name="gr111" draw:text-style-name="P107" svg:x1="3.648cm" svg:y1="0cm" svg:x2="3.648cm" svg:y2="9cm"><text:p/></draw:line><draw:line draw:style-name="gr111" draw:text-style-name="P107" svg:x1="4.148cm" svg:y1="0cm" svg:x2="4.148cm" svg:y2="9cm"><text:p/></draw:line><draw:line draw:style-name="gr111" draw:text-style-name="P107" svg:x1="4.648cm" svg:y1="0cm" svg:x2="4.648cm" svg:y2="9cm"><text:p/></draw:line><draw:line draw:style-name="gr111" draw:text-style-name="P107" svg:x1="5.148cm" svg:y1="0cm" svg:x2="5.148cm" svg:y2="9cm"><text:p/></draw:line><draw:line draw:style-name="gr111" draw:text-style-name="P107" svg:x1="5.648cm" svg:y1="0cm" svg:x2="5.648cm" svg:y2="9cm"><text:p/></draw:line><draw:line draw:style-name="gr111" draw:text-style-name="P107" svg:x1="6.148cm" svg:y1="0cm" svg:x2="6.148cm" svg:y2="9cm"><text:p/></draw:line><draw:line draw:style-name="gr111" draw:text-style-name="P107" svg:x1="6.648cm" svg:y1="0cm" svg:x2="6.648cm" svg:y2="9cm"><text:p/></draw:line><draw:line draw:style-name="gr111" draw:text-style-name="P107" svg:x1="7.148cm" svg:y1="0cm" svg:x2="7.148cm" svg:y2="9cm"><text:p/></draw:line><draw:line draw:style-name="gr111" draw:text-style-name="P107" svg:x1="7.648cm" svg:y1="0cm" svg:x2="7.648cm" svg:y2="9cm"><text:p/></draw:line><draw:line draw:style-name="gr111" draw:text-style-name="P107" svg:x1="8.148cm" svg:y1="0cm" svg:x2="8.148cm" svg:y2="9cm"><text:p/></draw:line><draw:line draw:style-name="gr111" draw:text-style-name="P107" svg:x1="8.648cm" svg:y1="0cm" svg:x2="8.648cm" svg:y2="9cm"><text:p/></draw:line><draw:line draw:style-name="gr111" draw:text-style-name="P107" svg:x1="9.148cm" svg:y1="0cm" svg:x2="9.148cm" svg:y2="9cm"><text:p/></draw:line><draw:line draw:style-name="gr111" draw:text-style-name="P107" svg:x1="0.148cm" svg:y1="0cm" svg:x2="9.148cm" svg:y2="0cm"><text:p/></draw:line><draw:line draw:style-name="gr111" draw:text-style-name="P107" svg:x1="0.148cm" svg:y1="0.5cm" svg:x2="9.148cm" svg:y2="0.5cm"><text:p/></draw:line><draw:line draw:style-name="gr111" draw:text-style-name="P107" svg:x1="0.148cm" svg:y1="1cm" svg:x2="9.148cm" svg:y2="1cm"><text:p/></draw:line><draw:line draw:style-name="gr111" draw:text-style-name="P107" svg:x1="0.148cm" svg:y1="1.498cm" svg:x2="9.148cm" svg:y2="1.498cm"><text:p/></draw:line><draw:line draw:style-name="gr111" draw:text-style-name="P107" svg:x1="0.148cm" svg:y1="1.997cm" svg:x2="9.148cm" svg:y2="1.997cm"><text:p/></draw:line><draw:line draw:style-name="gr111" draw:text-style-name="P107" svg:x1="0.148cm" svg:y1="2.498cm" svg:x2="9.148cm" svg:y2="2.498cm"><text:p/></draw:line><draw:line draw:style-name="gr111" draw:text-style-name="P107" svg:x1="0.148cm" svg:y1="2.999cm" svg:x2="9.148cm" svg:y2="2.999cm"><text:p/></draw:line><draw:line draw:style-name="gr111" draw:text-style-name="P107" svg:x1="0.148cm" svg:y1="3.5cm" svg:x2="9.148cm" svg:y2="3.5cm"><text:p/></draw:line><draw:line draw:style-name="gr111" draw:text-style-name="P107" svg:x1="0.148cm" svg:y1="4cm" svg:x2="9.148cm" svg:y2="4cm"><text:p/></draw:line><draw:line draw:style-name="gr111" draw:text-style-name="P107" svg:x1="0.148cm" svg:y1="4.5cm" svg:x2="9.148cm" svg:y2="4.5cm"><text:p/></draw:line><draw:line draw:style-name="gr111" draw:text-style-name="P107" svg:x1="0.148cm" svg:y1="5cm" svg:x2="9.148cm" svg:y2="5cm"><text:p/></draw:line><draw:line draw:style-name="gr111" draw:text-style-name="P107" svg:x1="0.148cm" svg:y1="5.5cm" svg:x2="9.148cm" svg:y2="5.5cm"><text:p/></draw:line><draw:line draw:style-name="gr111" draw:text-style-name="P107" svg:x1="0.148cm" svg:y1="6cm" svg:x2="9.148cm" svg:y2="6cm"><text:p/></draw:line><draw:line draw:style-name="gr111" draw:text-style-name="P107" svg:x1="0.148cm" svg:y1="6.5cm" svg:x2="9.148cm" svg:y2="6.5cm"><text:p/></draw:line><draw:line draw:style-name="gr111" draw:text-style-name="P107" svg:x1="0.148cm" svg:y1="7cm" svg:x2="9.148cm" svg:y2="7cm"><text:p/></draw:line><draw:line draw:style-name="gr111" draw:text-style-name="P107" svg:x1="0.148cm" svg:y1="7.5cm" svg:x2="9.148cm" svg:y2="7.5cm"><text:p/></draw:line><draw:line draw:style-name="gr111" draw:text-style-name="P107" svg:x1="0.148cm" svg:y1="7.996cm" svg:x2="9.148cm" svg:y2="7.996cm"><text:p/></draw:line><draw:line draw:style-name="gr111" draw:text-style-name="P107" svg:x1="0.148cm" svg:y1="8.497cm" svg:x2="9.148cm" svg:y2="8.497cm"><text:p/></draw:line><draw:line draw:style-name="gr111" draw:text-style-name="P107" svg:x1="0.148cm" svg:y1="8.998cm" svg:x2="9.148cm" svg:y2="8.998cm"><text:p/></draw:line></draw:g><draw:polygon draw:style-name="gr89" draw:text-style-name="P109" svg:width="3.939cm" svg:height="1.89cm" draw:transform="rotate (-2.11376825709033) translate (3.68819774309118cm 2.15364007595161cm)" svg:viewBox="0 0 3940 1891" draw:points="0,1241 2723,1891 3940,0"><text:p/></draw:polygon><draw:frame draw:style-name="gr112" draw:text-style-name="P111" svg:width="0.719cm" svg:height="0.664cm" svg:x="0cm" svg:y="2.99cm"><draw:text-box><text:p text:style-name="P112"><text:span text:style-name="T47">P</text:span></text:p></draw:text-box></draw:frame><draw:frame draw:style-name="gr113" draw:text-style-name="P111" svg:width="0.609cm" svg:height="0.664cm" svg:x="2.265cm" svg:y="0.99cm"><draw:text-box><text:p text:style-name="P112"><text:span text:style-name="T47">I</text:span></text:p></draw:text-box></draw:frame><draw:line draw:style-name="gr89" draw:text-style-name="P109" svg:x1="4.637cm" svg:y1="3.484cm" svg:x2="6.642cm" svg:y2="5.479cm"><text:p/></draw:line><draw:frame draw:style-name="gr114" draw:text-style-name="P111" svg:width="0.763cm" svg:height="0.664cm" svg:x="6.512cm" svg:y="5.385cm"><draw:text-box><text:p text:style-name="P112"><text:span text:style-name="T47">U</text:span></text:p></draw:text-box></draw:frame></draw:g></text:h>
      <text:list xml:id="list144812249086372" text:continue-numbering="true" text:style-name="Num_5f_Exo">
        <text:list-item>
          <text:h text:style-name="P102" text:outline-level="1"> <text:span text:style-name="T24">Les triangles ABC et DEF sont égaux. <text:line-break/>Complète la figure sachant que : </text:span></text:h>
        </text:list-item>
      </text:list>
      <text:section text:style-name="Sect2" text:name="Section1">
        <text:list xml:id="list635014541" text:style-name="L1">
          <text:list-item>
            <text:p text:style-name="P74">AB <text:span text:style-name="_5f_Symbole"><text:span text:style-name="T19">=</text:span></text:span> DF</text:p>
          </text:list-item>
          <text:list-item>
            <text:p text:style-name="P87"><text:span text:style-name="T25"><draw:frame draw:style-name="fr5" draw:name="Objet7" text:anchor-type="as-char" svg:y="-0.37cm" svg:width="0.838cm" svg:height="0.462cm" draw:z-index="32"><draw:object xlink:href="./Object 3" xlink:type="simple" xlink:show="embed" xlink:actuate="onLoad"/><draw:image xlink:href="./ObjectReplacements/Object 3" xlink:type="simple" xlink:show="embed" xlink:actuate="onLoad"/><svg:desc>formule</svg:desc></draw:frame></text:span><text:span text:style-name="_5f_Symbole"><text:span text:style-name="T19">=</text:span></text:span><text:span text:style-name="T25"><draw:frame draw:style-name="fr5" draw:name="Objet9" text:anchor-type="as-char" svg:y="-0.37cm" svg:width="0.894cm" svg:height="0.459cm" draw:z-index="33"><draw:object xlink:href="./Object 4" xlink:type="simple" xlink:show="embed" xlink:actuate="onLoad"/><draw:image xlink:href="./ObjectReplacements/Object 4" xlink:type="simple" xlink:show="embed" xlink:actuate="onLoad"/><svg:desc>formule</svg:desc></draw:frame></text:span></text:p>
          </text:list-item>
        </text:list>
      </text:section>
      <text:h text:style-name="P34" text:outline-level="1"><draw:g text:anchor-type="as-char" draw:z-index="28" draw:name="Forme3" draw:style-name="gr77"><draw:frame draw:style-name="gr107" draw:text-style-name="P111" svg:width="0.752cm" svg:height="0.664cm" svg:x="2.443cm" svg:y="3.438cm"><draw:text-box><text:p text:style-name="P112"><text:span text:style-name="T47">C</text:span></text:p></draw:text-box></draw:frame><draw:frame draw:style-name="gr104" draw:text-style-name="P111" svg:width="0.747cm" svg:height="0.664cm" svg:x="0cm" svg:y="2.902cm"><draw:text-box><text:p text:style-name="P112"><text:span text:style-name="T47">A</text:span></text:p></draw:text-box></draw:frame><draw:frame draw:style-name="gr104" draw:text-style-name="P111" svg:width="0.747cm" svg:height="0.664cm" svg:x="1.288cm" svg:y="0cm"><draw:text-box><text:p text:style-name="P112"><text:span text:style-name="T47">B</text:span></text:p></draw:text-box></draw:frame><draw:polygon draw:style-name="gr89" draw:text-style-name="P109" svg:width="2.394cm" svg:height="2.639cm" draw:transform="skewX (0.000523598775598349) rotate (-0.544019127846634) translate (1.58412008241015cm 0.623349072772683cm)" svg:viewBox="0 0 2395 2640" draw:points="0,0 440,2640 2395,2059"><text:p/></draw:polygon><draw:path draw:style-name="gr89" draw:text-style-name="P109" svg:width="0.434cm" svg:height="0.272cm" draw:transform="skewX (-0.0492182849062401) rotate (-0.549255115602616) translate (0.738763888888859cm 2.74534722222228cm)" svg:viewBox="0 0 435 273" svg:d="M0 0c282 1 435 273 435 273"><text:p/></draw:path><draw:path draw:style-name="gr89" draw:text-style-name="P109" svg:width="0.238cm" svg:height="0.221cm" draw:transform="skewX (0.0539306738866249) rotate (-0.688008791136166) translate (1.54998332916423cm 0.956459122965657cm)" svg:viewBox="0 0 239 222" svg:d="M0 222c199-1 239-222 239-222"><text:p/></draw:path><draw:path draw:style-name="gr89" draw:text-style-name="P109" svg:width="0.295cm" svg:height="0.274cm" draw:transform="skewX (0.0651007810993885) rotate (-0.68329640215578) translate (1.54239960885682cm 0.974238123588572cm)" svg:viewBox="0 0 296 275" svg:d="M0 275c248 1 296-275 296-275"><text:p/></draw:path><draw:path draw:style-name="gr89" draw:text-style-name="P109" svg:width="0.385cm" svg:height="0.147cm" draw:transform="skewX (0.00506145483078348) rotate (-2.48831591456832) translate (2.50937930919111cm 3.30466826299089cm)" svg:viewBox="0 0 386 148" svg:d="M0 148c212 1 386-148 386-148"><text:p/></draw:path><draw:line draw:style-name="gr89" draw:text-style-name="P109" svg:x1="0.982cm" svg:y1="2.88cm" svg:x2="0.84cm" svg:y2="2.976cm"><text:p/></draw:line><draw:g draw:style-name="gr9"><draw:polygon draw:style-name="gr89" draw:text-style-name="P109" svg:width="2.394cm" svg:height="2.639cm" draw:transform="rotate (-0.751364242983559) translate (4.43196959832471cm -0.289222776395892cm)" svg:viewBox="0 0 2395 2640" draw:points="2395,0 1955,2640 0,2058"><text:p/></draw:polygon><draw:path draw:style-name="gr89" draw:text-style-name="P109" svg:width="0.435cm" svg:height="0.273cm" draw:transform="skewX (0.0422369678982627) rotate (-0.748920782030767) translate (4.05390136197014cm 2.4385694884147cm)" svg:viewBox="0 0 436 274" svg:d="M436 0c-281 1-436 274-436 274"><text:p/></draw:path><draw:path draw:style-name="gr89" draw:text-style-name="P109" svg:width="0.244cm" svg:height="0.219cm" draw:transform="skewX (-0.0326376570122939) rotate (-0.612086968674412) translate (5.67835817846356cm 1.33440502006584cm)" svg:viewBox="0 0 245 220" svg:d="M245 220c-199 1-245-220-245-220"><text:p/></draw:path><draw:path draw:style-name="gr89" draw:text-style-name="P109" svg:width="0.303cm" svg:height="0.27cm" draw:transform="skewX (-0.0478220215046446) rotate (-0.623606141737575) translate (5.61717569310738cm 1.31174698807898cm)" svg:viewBox="0 0 304 271" svg:d="M304 271c-248 3-304-271-304-271"><text:p/></draw:path><draw:path draw:style-name="gr89" draw:text-style-name="P109" svg:width="0.385cm" svg:height="0.15cm" draw:transform="rotate (1.1995647948957) translate (3.20874473678328cm 1.54109305644197cm)" svg:viewBox="0 0 386 151" svg:d="M386 151c-212 0-386-151-386-151"><text:p/></draw:path><draw:line draw:style-name="gr89" draw:text-style-name="P109" svg:x1="4.177cm" svg:y1="2.54cm" svg:x2="4.123cm" svg:y2="2.703cm"><text:p/></draw:line></draw:g><draw:frame draw:style-name="gr108" draw:text-style-name="P113" svg:width="1.195cm" svg:height="0.664cm" svg:x="2.254cm" svg:y="0.587cm"><draw:text-box><text:p text:style-name="P112"><text:span text:style-name="T52">…</text:span><text:span text:style-name="T52">...</text:span></text:p></draw:text-box></draw:frame><draw:frame draw:style-name="gr108" draw:text-style-name="P113" svg:width="1.195cm" svg:height="0.664cm" svg:x="6.061cm" svg:y="0.838cm"><draw:text-box><text:p text:style-name="P112"><text:span text:style-name="T52">…</text:span><text:span text:style-name="T52">...</text:span></text:p></draw:text-box></draw:frame><draw:frame draw:style-name="gr108" draw:text-style-name="P113" svg:width="1.195cm" svg:height="0.664cm" svg:x="3.459cm" svg:y="2.999cm"><draw:text-box><text:p text:style-name="P112"><text:span text:style-name="T52">…</text:span><text:span text:style-name="T52">...</text:span></text:p></draw:text-box></draw:frame></draw:g></text:h>
      <text:list xml:id="list144810523216635" text:continue-list="list144812249086372" text:style-name="Num_5f_Exo">
        <text:list-item>
          <text:h text:style-name="P35" text:outline-level="1"><text:span text:style-name="Bold_5f_niv3"><text:span text:style-name="T41"> </text:span></text:span><text:span text:style-name="Bold_5f_niv2"><text:span text:style-name="T30">Tous égaux</text:span></text:span><text:span text:style-name="Bold_5f_niv2"><text:span text:style-name="T42"> </text:span></text:span><text:span text:style-name="Bold_5f_niv2"><text:span text:style-name="T30">?</text:span></text:span></text:h>
        </text:list-item>
      </text:list>
      <text:h text:style-name="P33" text:outline-level="1"><text:span text:style-name="knumerotitreA"><text:span text:style-name="T18">Ces triangles tracés à main levée sont-ils égaux ?Justifie tes réponses.</text:span></text:span></text:h>
      <text:list xml:id="list144812407560283" text:continue-list="list144810472710376" text:style-name="liste_5f_abc">
        <text:list-item>
          <text:p text:style-name="P82"/>
        </text:list-item>
      </text:list>
      <text:p text:style-name="P83"><draw:g text:anchor-type="paragraph" draw:z-index="34" draw:name="Forme11" draw:style-name="gr1"><draw:path draw:style-name="gr53" draw:text-style-name="P109" svg:width="0.449cm" svg:height="0.263cm" draw:transform="skewX (0.0830776723949301) rotate (-0.331263492028525) translate (2.87328671331264cm 0.77745573638237cm)" svg:viewBox="0 0 450 264" svg:d="M0 264c308-1 450-264 450-264"><text:p/></draw:path><draw:path draw:style-name="gr54" draw:text-style-name="P109" svg:width="0.541cm" svg:height="0.274cm" draw:transform="skewX (0.245044226980004) rotate (-0.256563400043167) translate (2.8568808818689cm 0.832877667143553cm)" svg:viewBox="0 0 542 275" svg:d="M0 275c368-1 542-275 542-275"><text:p/></draw:path><draw:frame draw:style-name="gr55" draw:text-style-name="P110" svg:width="1.512cm" svg:height="0.833cm" svg:x="2.455cm" svg:y="0.875cm"><draw:text-box><text:p text:style-name="P105"><text:span text:style-name="T47">115°</text:span><text:span text:style-name="T50"> </text:span></text:p></draw:text-box></draw:frame><draw:frame draw:style-name="gr56" draw:text-style-name="P111" svg:width="0.747cm" svg:height="0.666cm" svg:x="0.582cm" svg:y="2.82cm"><draw:text-box><text:p text:style-name="P105"><text:span text:style-name="T47">B</text:span></text:p></draw:text-box></draw:frame><draw:path draw:style-name="gr57" draw:text-style-name="P109" svg:width="0.493cm" svg:height="0.223cm" draw:transform="skewX (0.00767944870877505) rotate (0.0108210413623648) translate (7.08242960072474cm 3.20360801265449cm)" svg:viewBox="0 0 494 224" svg:d="M494 0c-259-1-494 224-494 224"><text:p/></draw:path><draw:frame draw:style-name="gr58" draw:text-style-name="P110" svg:width="1.872cm" svg:height="0.833cm" draw:transform="rotate (1.38683862363469) translate (7.40556944444444cm 3.82763888888889cm)"><draw:text-box><text:p text:style-name="P105"><text:span text:style-name="T47">3,8 cm</text:span><text:span text:style-name="T50"> </text:span></text:p></draw:text-box></draw:frame><draw:path draw:style-name="gr59" draw:text-style-name="P109" svg:width="2.488cm" svg:height="1.589cm" draw:transform="skewX (-0.00471238898038474) rotate (0.318173522638566) translate (0.607746153701159cm 1.49688731151524cm)" svg:viewBox="0 0 2489 1590" svg:d="M0 1590c149-107 234-135 402-245 171-110 349-192 496-324 156-138 346-223 518-335 181-117 238-207 442-276l272-147 141-120 218-143"><text:p/></draw:path><draw:path draw:style-name="gr60" draw:text-style-name="P109" svg:width="1.983cm" svg:height="0.528cm" draw:transform="rotate (-0.78819069020064) translate (3.33631898686161cm 0.369358695547281cm)" svg:viewBox="0 0 1984 529" svg:d="M0 527c192 16 180-57 408-120 148-101 517-121 680-190 180-77 364-54 542-139 172-81 174-16 354-78"><text:p/></draw:path><draw:path draw:style-name="gr61" draw:text-style-name="P109" svg:width="3.834cm" svg:height="0.332cm" draw:transform="skewX (-0.00139626340159547) rotate (0.416784625376246) translate (1.11283457875956cm 3.03435494764524cm)" svg:viewBox="0 0 3835 333" svg:d="M0 0c168 17 335 11 505 49 175 39 340 40 520 76 159 32 310 25 468 65 182 47 326 13 505 36 168 21 344 56 511 33 176-24 403 22 580 42 163 19 604-71 746 32"><text:p/></draw:path><draw:frame draw:style-name="gr62" draw:text-style-name="P111" svg:width="0.747cm" svg:height="0.664cm" svg:x="2.466cm" svg:y="0.199cm"><draw:text-box><text:p text:style-name="P105"><text:span text:style-name="T47">A</text:span></text:p></draw:text-box></draw:frame><draw:frame draw:style-name="gr63" draw:text-style-name="P111" svg:width="0.773cm" svg:height="0.664cm" svg:x="4.796cm" svg:y="0.536cm"><draw:text-box><text:p text:style-name="P105"><text:span text:style-name="T47">D</text:span></text:p></draw:text-box></draw:frame><draw:frame draw:style-name="gr64" draw:text-style-name="P111" svg:width="0.749cm" svg:height="0.666cm" svg:x="4.484cm" svg:y="1.709cm"><draw:text-box><text:p text:style-name="P105"><text:span text:style-name="T47">C</text:span></text:p></draw:text-box></draw:frame><draw:path draw:style-name="gr65" draw:text-style-name="P109" svg:width="2.299cm" svg:height="1.517cm" draw:transform="skewX (0.117809724509617) rotate (-0.888372589265114) translate (6.44016865446901cm 0.24395378546035cm)" svg:viewBox="0 0 2300 1518" svg:d="M0 1518c138-100 216-126 371-231 158-107 323-185 459-310 143-134 318-214 477-322 166-111 219-197 408-264l251-139 132-116 202-136"><text:p/></draw:path><draw:path draw:style-name="gr66" draw:text-style-name="P109" svg:width="1.804cm" svg:height="0.507cm" draw:transform="skewX (-0.102625360017267) rotate (-2.10923040103515) translate (8.33079457024103cm 2.24304838581166cm)" svg:viewBox="0 0 1805 508" svg:d="M0 506c175 16 164-54 372-114 135-98 470-118 617-185 164-74 332-50 493-132 157-79 159-15 323-75"><text:p/></draw:path><draw:path draw:style-name="gr67" draw:text-style-name="P109" svg:width="3.586cm" svg:height="0.313cm" draw:transform="skewX (0.124441975667196) rotate (-0.788714288976238) translate (5.12428042135457cm 1.07384524640978cm)" svg:viewBox="0 0 3587 314" svg:d="M0 0c157 16 313 10 471 46 165 37 319 38 488 72 148 30 289 23 437 61 171 43 306 12 473 33 157 20 321 53 476 31 166-23 379 22 544 42 153 18 565-67 698 29"><text:p/></draw:path><draw:frame draw:style-name="gr68" draw:text-style-name="P111" svg:width="0.747cm" svg:height="0.664cm" svg:x="7.16cm" svg:y="3.711cm"><draw:text-box><text:p text:style-name="P105"><text:span text:style-name="T47">F</text:span></text:p></draw:text-box></draw:frame><draw:frame draw:style-name="gr69" draw:text-style-name="P111" svg:width="0.727cm" svg:height="0.664cm" svg:x="7.713cm" svg:y="1.682cm"><draw:text-box><text:p text:style-name="P105"><text:span text:style-name="T47">E</text:span></text:p></draw:text-box></draw:frame><draw:path draw:style-name="gr70" draw:text-style-name="P109" svg:width="0.452cm" svg:height="0.262cm" draw:transform="skewX (0.0748746249105568) rotate (-1.48335533126998) translate (7.75570786753806cm 1.90380430562921cm)" svg:viewBox="0 0 453 263" svg:d="M0 263c307 1 453-263 453-263"><text:p/></draw:path><draw:path draw:style-name="gr71" draw:text-style-name="P109" svg:width="0.538cm" svg:height="0.273cm" draw:transform="skewX (0.248709418409192) rotate (-1.40795710758383) translate (7.69690437262535cm 1.90883092196993cm)" svg:viewBox="0 0 539 274" svg:d="M0 274c367 1 539-274 539-274"><text:p/></draw:path><draw:path draw:style-name="gr72" draw:text-style-name="P109" svg:width="0.144cm" svg:height="0.448cm" draw:transform="skewX (0.011693705988362) rotate (0.0122173047639603) translate (4.16186620737866cm 1.52909457997486cm)" svg:viewBox="0 0 145 449" svg:d="M145 0c-248 91-103 449-103 449"><text:p/></draw:path><draw:frame draw:style-name="gr73" draw:text-style-name="P110" svg:width="1.288cm" svg:height="0.835cm" svg:x="3.247cm" svg:y="1.347cm"><draw:text-box><text:p text:style-name="P105"><text:span text:style-name="T47">52°</text:span><text:span text:style-name="T50"> </text:span></text:p></draw:text-box></draw:frame><draw:frame draw:style-name="gr74" draw:text-style-name="P110" svg:width="1.287cm" svg:height="0.835cm" draw:transform="rotate (0.333881485906515) translate (6.58459722222222cm 2.81163888888889cm)"><draw:text-box><text:p text:style-name="P105"><text:span text:style-name="T47">52°</text:span><text:span text:style-name="T50"> </text:span></text:p></draw:text-box></draw:frame><draw:frame draw:style-name="gr75" draw:text-style-name="P110" svg:width="1.514cm" svg:height="0.835cm" draw:transform="rotate (-0.863763446811994) translate (7.25840277777778cm 1.54693055555556cm)"><draw:text-box><text:p text:style-name="P105"><text:span text:style-name="T47">115°</text:span><text:span text:style-name="T50"> </text:span></text:p></draw:text-box></draw:frame><draw:frame draw:style-name="gr76" draw:text-style-name="P110" svg:width="1.872cm" svg:height="0.835cm" draw:transform="rotate (-0.523947841448697) translate (3.52854166666667cm 0.245180555555556cm)"><draw:text-box><text:p text:style-name="P105"><text:span text:style-name="T47">3,8 cm</text:span><text:span text:style-name="T50"> </text:span></text:p></draw:text-box></draw:frame></draw:g></text:p>
      <text:p text:style-name="P83"/>
      <text:p text:style-name="P83"/>
      <text:p text:style-name="P83"/>
      <text:p text:style-name="P83"/>
      <text:p text:style-name="P83"/>
      <text:p text:style-name="P83"/>
      <text:list xml:id="list144810502277979" text:continue-numbering="true" text:style-name="liste_5f_abc">
        <text:list-header>
          <text:p text:style-name="P42"><text:span text:style-name="_5f_pointillés_20_gris"><text:span text:style-name="T20"><text:tab/></text:span></text:span></text:p>
          <text:p text:style-name="P43"><text:span text:style-name="_5f_pointillés_20_gris"><text:span text:style-name="T20"><text:tab/></text:span></text:span></text:p>
          <text:p text:style-name="P48"><text:span text:style-name="_5f_pointillés_20_gris"><text:span text:style-name="T20"><text:tab/></text:span></text:span></text:p>
          <text:p text:style-name="P49"><text:span text:style-name="_5f_pointillés_20_gris"><text:span text:style-name="T20"><text:tab/></text:span></text:span></text:p>
          <text:list>
            <text:list-item text:start-value="2">
              <text:p text:style-name="P89"/>
            </text:list-item>
          </text:list>
        </text:list-header>
      </text:list>
      <text:p text:style-name="P90"><draw:g text:anchor-type="paragraph" draw:z-index="35" draw:name="Forme12" draw:style-name="gr1"><draw:frame draw:style-name="gr33" draw:text-style-name="P111" svg:width="0.609cm" svg:height="0.664cm" draw:transform="rotate (-0.00872664625997224) translate (2.01083333333333cm 3.62479166666667cm)"><draw:text-box><text:p text:style-name="P105"><text:span text:style-name="T47">I</text:span></text:p></draw:text-box></draw:frame><draw:path draw:style-name="gr34" draw:text-style-name="P109" svg:width="0.164cm" svg:height="0.321cm" draw:transform="skewX (0.0130899693899573) rotate (2.400525853193) translate (5.62142505173695cm 1.43773069169466cm)" svg:viewBox="0 0 165 322" svg:d="M8 322c-51-191 157-322 157-322"><text:p/></draw:path><draw:frame draw:style-name="gr35" draw:text-style-name="P110" svg:width="1.872cm" svg:height="0.832cm" draw:transform="rotate (0.643677428135509) translate (5.32441666666667cm 3.86291666666667cm)"><draw:text-box><text:p text:style-name="P105"><text:span text:style-name="T47">5,3 cm</text:span><text:span text:style-name="T50"> </text:span></text:p></draw:text-box></draw:frame><draw:g draw:style-name="gr9"><draw:path draw:style-name="gr36" draw:text-style-name="P109" svg:width="2.369cm" svg:height="1.511cm" draw:transform="skewX (0.00122173047639607) rotate (1.00408791867234) translate (1.17907607620301cm 3.00334186633819cm)" svg:viewBox="0 0 2370 1512" svg:d="M0 1512c142-101 223-126 383-231 162-107 333-184 472-309 148-133 329-212 493-319 171-112 225-197 421-263l259-139 134-115 208-136"><text:p/></draw:path><draw:path draw:style-name="gr37" draw:text-style-name="P109" svg:width="1.885cm" svg:height="0.502cm" draw:transform="skewX (0.0115191730631626) rotate (-0.105941485596057) translate (2.51316608787247cm 0.527177312100267cm)" svg:viewBox="0 0 1886 503" svg:d="M0 501c183 16 172-53 387-113 142-96 494-116 646-182 172-73 348-51 517-131 161-78 164-16 336-75"><text:p/></draw:path><draw:path draw:style-name="gr38" draw:text-style-name="P109" svg:width="3.655cm" svg:height="0.315cm" draw:transform="skewX (-0.00104719755119664) rotate (1.09990649460683) translate (2.47043552829601cm 3.83482044788327cm)" svg:viewBox="0 0 3656 316" svg:d="M0 0c160 16 319 11 480 47 168 37 325 37 497 72 151 30 295 23 446 62 174 43 311 11 482 33 160 20 327 53 486 31 168-24 385 22 553 41 156 18 576-67 712 30"><text:p/></draw:path></draw:g><draw:frame draw:style-name="gr39" draw:text-style-name="P111" svg:width="0.779cm" svg:height="0.664cm" draw:transform="rotate (-0.0136135681655552) translate (1.86443055555556cm 0.605013888888889cm)"><draw:text-box><text:p text:style-name="P105"><text:span text:style-name="T47">G</text:span></text:p></draw:text-box></draw:frame><draw:frame draw:style-name="gr40" draw:text-style-name="P111" svg:width="0.772cm" svg:height="0.666cm" svg:x="5.488cm" svg:y="0.182cm"><draw:text-box><text:p text:style-name="P105"><text:span text:style-name="T47">J</text:span></text:p></draw:text-box></draw:frame><draw:frame draw:style-name="gr41" draw:text-style-name="P111" svg:width="0.77cm" svg:height="0.666cm" draw:transform="rotate (-0.0205948851735338) translate (4.206875cm 0.366888888888889cm)"><draw:text-box><text:p text:style-name="P105"><text:span text:style-name="T47">H</text:span></text:p></draw:text-box></draw:frame><draw:g draw:style-name="gr9"><draw:path draw:style-name="gr42" draw:text-style-name="P109" svg:width="2.19cm" svg:height="1.45cm" draw:transform="skewX (0.115540796482025) rotate (-1.63467537741789) translate (6.99883377463014cm 0.876511017821522cm)" svg:viewBox="0 0 2191 1451" svg:d="M0 1451c131-97 206-122 354-222 150-101 308-176 437-296 136-128 304-204 455-306 159-107 209-189 390-252l239-134 125-111 191-130"><text:p/></draw:path><draw:path draw:style-name="gr43" draw:text-style-name="P109" svg:width="1.722cm" svg:height="0.489cm" draw:transform="skewX (-0.102625360017267) rotate (-2.85483505748713) translate (7.03245003781652cm 3.50543881697119cm)" svg:viewBox="0 0 1723 490" svg:d="M0 488c167 15 156-53 355-111 128-93 449-113 589-177 156-71 317-50 471-128 149-75 150-15 308-72"><text:p/></draw:path><draw:path draw:style-name="gr44" draw:text-style-name="P109" svg:width="3.422cm" svg:height="0.309cm" draw:transform="skewX (0.124616508592395) rotate (-1.53047922107383) translate (5.53853278901391cm 0.60895738287569cm)" svg:viewBox="0 0 3423 310" svg:d="M0 0c150 15 299 11 450 45 157 36 304 37 465 71 141 28 277 22 418 59 163 42 291 12 451 33 150 19 306 52 455 31 158-21 360 23 518 41 146 17 539-62 666 30"><text:p/></draw:path></draw:g><draw:frame draw:style-name="gr45" draw:text-style-name="P111" svg:width="0.747cm" svg:height="0.664cm" draw:transform="rotate (-0.0448549617762544) translate (4.91343055555556cm 3.83645833333333cm)"><draw:text-box><text:p text:style-name="P105"><text:span text:style-name="T47">L</text:span></text:p></draw:text-box></draw:frame><draw:path draw:style-name="gr46" draw:text-style-name="P109" svg:width="0.202cm" svg:height="0.311cm" draw:transform="skewX (-0.0132645023151568) rotate (0.680852941202988) translate (2.49091943293032cm 3.14485821552575cm)" svg:viewBox="0 0 203 312" svg:d="M0 0c236 89 202 312 202 312"><text:p/></draw:path><draw:frame draw:style-name="gr47" draw:text-style-name="P110" svg:width="1.288cm" svg:height="0.835cm" draw:transform="rotate (0.0191986217719376) translate (2.28070833333333cm 2.40241666666667cm)"><draw:text-box><text:p text:style-name="P105"><text:span text:style-name="T47">40°</text:span><text:span text:style-name="T50"> </text:span></text:p></draw:text-box></draw:frame><draw:frame draw:style-name="gr48" draw:text-style-name="P110" svg:width="1.288cm" svg:height="0.835cm" draw:transform="rotate (0.368613538021203) translate (5.07470833333333cm 1.603375cm)"><draw:text-box><text:p text:style-name="P105"><text:span text:style-name="T47">40°</text:span><text:span text:style-name="T50"> </text:span></text:p></draw:text-box></draw:frame><draw:frame draw:style-name="gr49" draw:text-style-name="P110" svg:width="1.874cm" svg:height="0.833cm" draw:transform="rotate (0.157952297305487) translate (2.55334722222222cm 0.294569444444444cm)"><draw:text-box><text:p text:style-name="P105"><text:span text:style-name="T47">5,3 cm</text:span><text:span text:style-name="T50"> </text:span></text:p></draw:text-box></draw:frame><draw:frame draw:style-name="gr50" draw:text-style-name="P110" svg:width="1.872cm" svg:height="0.833cm" draw:transform="rotate (1.55281943549936) translate (1.71979166666667cm 3.11855555555556cm)"><draw:text-box><text:p text:style-name="P105"><text:span text:style-name="T47">7,1 cm</text:span><text:span text:style-name="T50"> </text:span></text:p></draw:text-box></draw:frame><draw:frame draw:style-name="gr51" draw:text-style-name="P110" svg:width="1.874cm" svg:height="0.833cm" draw:transform="rotate (-1.07093402902372) translate (6.53268055555556cm 0.836083333333333cm)"><draw:text-box><text:p text:style-name="P105"><text:span text:style-name="T47">7,1 cm</text:span><text:span text:style-name="T50"> </text:span></text:p></draw:text-box></draw:frame><draw:frame draw:style-name="gr52" draw:text-style-name="P111" svg:width="0.738cm" svg:height="0.664cm" draw:transform="rotate (-0.0453785605518526) translate (6.68866666666667cm 2.71286111111111cm)"><draw:text-box><text:p text:style-name="P105"><text:span text:style-name="T47">K</text:span></text:p></draw:text-box></draw:frame></draw:g></text:p>
      <text:p text:style-name="P90"/>
      <text:p text:style-name="P96"/>
      <text:p text:style-name="P90"/>
      <text:p text:style-name="P90"/>
      <text:p text:style-name="P90"/>
      <text:p text:style-name="P90"/>
      <text:list xml:id="list144811400146274" text:continue-numbering="true" text:style-name="liste_5f_abc">
        <text:list-header>
          <text:p text:style-name="P42"><text:span text:style-name="_5f_pointillés_20_gris"><text:span text:style-name="T20"><text:tab/></text:span></text:span></text:p>
          <text:p text:style-name="P42"><text:span text:style-name="_5f_pointillés_20_gris"><text:span text:style-name="T20"><text:tab/></text:span></text:span></text:p>
          <text:p text:style-name="P42"><text:span text:style-name="_5f_pointillés_20_gris"><text:span text:style-name="T20"><text:tab/></text:span></text:span></text:p>
          <text:p text:style-name="P50"><text:span text:style-name="_5f_pointillés_20_gris"><text:span text:style-name="T20"><text:tab/></text:span></text:span></text:p>
        </text:list-header>
      </text:list>
      <text:list xml:id="list144812483342654" text:continue-list="list144810523216635" text:style-name="Num_5f_Exo">
        <text:list-item>
          <text:h text:style-name="P36" text:outline-level="1"><text:soft-page-break/> <text:span text:style-name="T31">RAVI est un parallélogramme de centre O</text:span>.</text:h>
        </text:list-item>
      </text:list>
      <text:h text:style-name="P38" text:outline-level="1"><draw:g text:anchor-type="as-char" svg:y="-1.529cm" draw:z-index="29" draw:name="Forme6" draw:style-name="gr101"><draw:frame draw:style-name="gr102" draw:text-style-name="P111" svg:width="0.75cm" svg:height="0.664cm" draw:transform="rotate (-0.0165806278939462) translate (0.0105833333333333cm 0.0490972222222222cm)"><draw:text-box><text:p text:style-name="P112"><text:span text:style-name="T47">R</text:span></text:p></draw:text-box></draw:frame><draw:custom-shape draw:style-name="gr103" draw:text-style-name="P109" svg:width="3.694cm" svg:height="1.639cm" svg:x="0.596cm" svg:y="0.469cm"><text:p/><draw:enhanced-geometry svg:viewBox="0 0 21600 21600" draw:mirror-horizontal="tru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frame draw:style-name="gr104" draw:text-style-name="P111" svg:width="0.747cm" svg:height="0.664cm" draw:transform="rotate (-0.0141371669411543) translate (3.19793055555556cm -0.000291666666666515cm)"><draw:text-box><text:p text:style-name="P112"><text:span text:style-name="T47">A</text:span></text:p></draw:text-box></draw:frame><draw:frame draw:style-name="gr104" draw:text-style-name="P111" svg:width="0.747cm" svg:height="0.664cm" draw:transform="rotate (-0.0164060949687468) translate (4.11691666666667cm 1.81298611111111cm)"><draw:text-box><text:p text:style-name="P112"><text:span text:style-name="T47">V</text:span></text:p></draw:text-box></draw:frame><draw:frame draw:style-name="gr105" draw:text-style-name="P111" svg:width="0.682cm" svg:height="0.664cm" draw:transform="rotate (-0.0155334303427497) translate (1.0795cm 1.93998611111111cm)"><draw:text-box><text:p text:style-name="P112"><text:span text:style-name="T47">I</text:span></text:p></draw:text-box></draw:frame><draw:line draw:style-name="gr89" draw:text-style-name="P109" svg:x1="0.6cm" svg:y1="0.467cm" svg:x2="4.288cm" svg:y2="2.117cm"><text:p/></draw:line><draw:line draw:style-name="gr89" draw:text-style-name="P109" svg:x1="1.517cm" svg:y1="2.11cm" svg:x2="3.372cm" svg:y2="0.46cm"><text:p/></draw:line><draw:frame draw:style-name="gr106" draw:text-style-name="P111" svg:width="0.784cm" svg:height="0.664cm" draw:transform="rotate (-0.0134390352403557) translate (2.02494444444444cm 0.738777777777778cm)"><draw:text-box><text:p text:style-name="P112"><text:span text:style-name="T47">O</text:span></text:p></draw:text-box></draw:frame></draw:g></text:h>
      <text:list xml:id="list144811686147250" text:continue-list="list144811400146274" text:style-name="liste_5f_abc">
        <text:list-item text:start-value="1">
          <text:p text:style-name="P80">Code la figure.</text:p>
        </text:list-item>
        <text:list-item>
          <text:p text:style-name="P91">Quels sont les triangles égaux ? Justifie ta réponse.</text:p>
        </text:list-item>
      </text:list>
      <text:list xml:id="list2736958756" text:style-name="L2">
        <text:list-header>
          <text:p text:style-name="P54"><text:span text:style-name="_5f_pointillés_20_gris"><text:span text:style-name="T20"><text:tab/></text:span></text:span></text:p>
          <text:p text:style-name="P59"><text:span text:style-name="_5f_pointillés_20_gris"><text:span text:style-name="T20"><text:tab/></text:span></text:span></text:p>
          <text:p text:style-name="P59"><text:span text:style-name="_5f_pointillés_20_gris"><text:span text:style-name="T20"><text:tab/></text:span></text:span></text:p>
          <text:p text:style-name="P59"><text:span text:style-name="_5f_pointillés_20_gris"><text:span text:style-name="T20"><text:tab/></text:span></text:span></text:p>
          <text:p text:style-name="P59"><text:span text:style-name="_5f_pointillés_20_gris"><text:span text:style-name="T20"><text:tab/></text:span></text:span></text:p>
          <text:p text:style-name="P54"><text:span text:style-name="_5f_pointillés_20_gris"><text:span text:style-name="T20"><text:tab/></text:span></text:span></text:p>
          <text:p text:style-name="P59"><text:span text:style-name="_5f_pointillés_20_gris"><text:span text:style-name="T20"><text:tab/></text:span></text:span></text:p>
          <text:p text:style-name="P55"><text:span text:style-name="_5f_pointillés_20_gris"><text:span text:style-name="T20"><text:tab/></text:span></text:span></text:p>
          <text:p text:style-name="P60"><text:span text:style-name="_5f_pointillés_20_gris"><text:span text:style-name="T20"><text:tab/></text:span></text:span></text:p>
          <text:p text:style-name="P60"><text:span text:style-name="_5f_pointillés_20_gris"><text:span text:style-name="T20"><text:tab/></text:span></text:span></text:p>
        </text:list-header>
      </text:list>
      <text:list xml:id="list144811150874736" text:continue-list="list144812483342654" text:style-name="Num_5f_Exo">
        <text:list-item>
          <text:h text:style-name="P40" text:outline-level="1"> <text:span text:style-name="T44">Démontre que les triangles ABC et DEF sont égaux.</text:span></text:h>
        </text:list-item>
      </text:list>
      <text:p text:style-name="_5f_Paragraphe_20_livret"><draw:g text:anchor-type="paragraph" draw:z-index="30" draw:name="Forme7" draw:style-name="gr90"><draw:frame draw:style-name="gr91" draw:text-style-name="P110" svg:width="1.65cm" svg:height="0.832cm" draw:transform="rotate (-0.341386401690091) translate (2.34068055555556cm 3.48015277777778cm)"><draw:text-box><text:p text:style-name="P112"><text:span text:style-name="T47"><text:s/></text:span><text:span text:style-name="T47">4 cm</text:span><text:span text:style-name="T50"> </text:span></text:p></draw:text-box></draw:frame><draw:frame draw:style-name="gr92" draw:text-style-name="P110" svg:width="1.228cm" svg:height="0.832cm" svg:x="2.385cm" svg:y="2.878cm"><draw:text-box><text:p text:style-name="P112"><text:span text:style-name="T51">88°</text:span><text:span text:style-name="T50"> </text:span></text:p></draw:text-box></draw:frame><draw:line draw:style-name="gr93" draw:text-style-name="P107" svg:x1="3.942cm" svg:y1="4.362cm" svg:x2="2.152cm" svg:y2="3.482cm"><text:p/></draw:line><draw:line draw:style-name="gr93" draw:text-style-name="P107" svg:x1="2.152cm" svg:y1="3.479cm" svg:x2="3.571cm" svg:y2="0.829cm"><text:p/></draw:line><draw:line draw:style-name="gr93" draw:text-style-name="P107" svg:x1="3.571cm" svg:y1="0.829cm" svg:x2="3.942cm" svg:y2="4.359cm"><text:p/></draw:line><draw:ellipse draw:style-name="gr93" draw:text-style-name="P107" svg:width="0.602cm" svg:height="0.6cm" svg:x="1.851cm" svg:y="3.184cm" draw:kind="arc" draw:start-angle="-26.24" draw:end-angle="61.9"><text:p/></draw:ellipse><draw:ellipse draw:style-name="gr93" draw:text-style-name="P107" svg:width="1.343cm" svg:height="1.676cm" svg:x="2.91cm" svg:y="-0.166cm" draw:kind="arc" draw:start-angle="-118.1" draw:end-angle="-84.02"><text:p/></draw:ellipse><draw:frame draw:name="DescriptionOOoTep" draw:style-name="gr94" draw:text-style-name="P108" svg:width="0.003cm" svg:height="0.003cm" svg:x="3.89cm" svg:y="4.312cm"><draw:text-box><text:p/></draw:text-box><svg:desc>@options;@figure;  A = point( -2.23 , -3.43 )  { noir , (2,0) , dec2 };
</svg:desc></draw:frame><draw:line draw:style-name="gr93" draw:text-style-name="P107" svg:x1="4.449cm" svg:y1="1.524cm" svg:x2="6.402cm" svg:y2="1.121cm"><text:p/></draw:line><draw:line draw:style-name="gr93" draw:text-style-name="P107" svg:x1="6.403cm" svg:y1="1.121cm" svg:x2="6.908cm" svg:y2="4.084cm"><text:p/></draw:line><draw:line draw:style-name="gr93" draw:text-style-name="P107" svg:x1="6.907cm" svg:y1="4.085cm" svg:x2="4.449cm" svg:y2="1.524cm"><text:p/></draw:line><draw:ellipse draw:style-name="gr93" draw:text-style-name="P107" svg:width="1.177cm" svg:height="1.176cm" draw:transform="rotate (-2.48168366341074) translate (5.254625cm 1.62454166666667cm)" draw:kind="arc" draw:start-angle="95.98" draw:end-angle="153.76"><text:p/></draw:ellipse><draw:ellipse draw:style-name="gr93" draw:text-style-name="P107" svg:width="1.539cm" svg:height="1.534cm" draw:transform="skewX (-0.00122173047639607) rotate (-2.48133459756034) translate (8.001cm 4.22804166666667cm)" draw:kind="arc" draw:start-angle="-118.1" draw:end-angle="-84.02"><text:p/></draw:ellipse><draw:frame draw:style-name="gr95" draw:text-style-name="P110" svg:width="1.537cm" svg:height="0.832cm" draw:transform="rotate (1.03393304888144) translate (1.71097222222222cm 2.66170833333333cm)"><draw:text-box><text:p text:style-name="P112"><text:span text:style-name="T47">6 cm</text:span><text:span text:style-name="T50"> </text:span></text:p></draw:text-box></draw:frame><draw:frame draw:style-name="gr92" draw:text-style-name="P110" svg:width="1.228cm" svg:height="0.832cm" svg:x="4.895cm" svg:y="1.291cm"><draw:text-box><text:p text:style-name="P112"><text:span text:style-name="T51">57°</text:span><text:span text:style-name="T50"> </text:span></text:p></draw:text-box></draw:frame><draw:frame draw:style-name="gr92" draw:text-style-name="P110" svg:width="1.228cm" svg:height="0.832cm" svg:x="2.844cm" svg:y="1.353cm"><draw:text-box><text:p text:style-name="P112"><text:span text:style-name="T51">35°</text:span><text:span text:style-name="T50"> </text:span></text:p></draw:text-box></draw:frame><draw:frame draw:style-name="gr95" draw:text-style-name="P110" svg:width="1.537cm" svg:height="0.832cm" draw:transform="rotate (-1.4480996803797) translate (7.23370833333333cm 1.524cm)"><draw:text-box><text:p text:style-name="P112"><text:span text:style-name="T47">6 cm</text:span><text:span text:style-name="T50"> </text:span></text:p></draw:text-box></draw:frame><draw:frame draw:style-name="gr92" draw:text-style-name="P110" svg:width="1.228cm" svg:height="0.832cm" svg:x="5.932cm" svg:y="2.743cm"><draw:text-box><text:p text:style-name="P112"><text:span text:style-name="T51">35°</text:span><text:span text:style-name="T50"> </text:span></text:p></draw:text-box></draw:frame><draw:ellipse draw:style-name="gr93" draw:text-style-name="P107" svg:width="0.787cm" svg:height="0.793cm" svg:x="1.76cm" svg:y="3.096cm" draw:kind="arc" draw:start-angle="-26.24" draw:end-angle="61.9"><text:p/></draw:ellipse><draw:line draw:style-name="gr89" draw:text-style-name="P109" svg:x1="4.909cm" svg:y1="1.666cm" svg:x2="5.09cm" svg:y2="1.711cm"><text:p/></draw:line><draw:frame draw:style-name="gr96" draw:text-style-name="P110" svg:width="0.904cm" svg:height="0.832cm" svg:x="1.588cm" svg:y="3.109cm"><draw:text-box><text:p text:style-name="P112"><text:span text:style-name="T47">A</text:span><text:span text:style-name="T50"> </text:span></text:p></draw:text-box></draw:frame><draw:frame draw:style-name="gr96" draw:text-style-name="P110" svg:width="0.904cm" svg:height="0.832cm" svg:x="3.232cm" svg:y="0.199cm"><draw:text-box><text:p text:style-name="P112"><text:span text:style-name="T47">B</text:span><text:span text:style-name="T50"> </text:span></text:p></draw:text-box></draw:frame><draw:frame draw:style-name="gr97" draw:text-style-name="P110" svg:width="0.909cm" svg:height="0.832cm" svg:x="3.791cm" svg:y="4.007cm"><draw:text-box><text:p text:style-name="P112"><text:span text:style-name="T47">C</text:span><text:span text:style-name="T50"> </text:span></text:p></draw:text-box></draw:frame><draw:frame draw:style-name="gr98" draw:text-style-name="P110" svg:width="0.934cm" svg:height="0.832cm" svg:x="3.946cm" svg:y="0.846cm"><draw:text-box><text:p text:style-name="P112"><text:span text:style-name="T47">D</text:span><text:span text:style-name="T50"> </text:span></text:p></draw:text-box></draw:frame><draw:frame draw:style-name="gr99" draw:text-style-name="P110" svg:width="0.884cm" svg:height="0.832cm" svg:x="6.095cm" svg:y="0.448cm"><draw:text-box><text:p text:style-name="P112"><text:span text:style-name="T47">E</text:span><text:span text:style-name="T50"> </text:span></text:p></draw:text-box></draw:frame><draw:frame draw:style-name="gr100" draw:text-style-name="P110" svg:width="0.865cm" svg:height="0.832cm" svg:x="6.698cm" svg:y="3.863cm"><draw:text-box><text:p text:style-name="P112"><text:span text:style-name="T47">F</text:span><text:span text:style-name="T50"> </text:span></text:p></draw:text-box></draw:frame></draw:g></text:p>
      <text:p text:style-name="_5f_Paragraphe_20_livret"/>
      <text:p text:style-name="_5f_Paragraphe_20_livret"/>
      <text:p text:style-name="_5f_Paragraphe_20_livret"/>
      <text:p text:style-name="_5f_Paragraphe_20_livret"/>
      <text:p text:style-name="_5f_Paragraphe_20_livret"/>
      <text:p text:style-name="_5f_Paragraphe_20_livret"/>
      <text:p text:style-name="_5f_Paragraphe_20_livret"/>
      <text:list xml:id="list144811048961781" text:continue-list="list2736958756" text:style-name="L2">
        <text:list-header>
          <text:p text:style-name="P67"><text:span text:style-name="_5f_pointillés_20_gris"><text:span text:style-name="T20"><text:tab/></text:span></text:span></text:p>
          <text:p text:style-name="P61"><text:span text:style-name="_5f_pointillés_20_gris"><text:span text:style-name="T20"><text:tab/></text:span></text:span></text:p>
          <text:p text:style-name="P61"><text:span text:style-name="_5f_pointillés_20_gris"><text:span text:style-name="T20"><text:tab/></text:span></text:span></text:p>
          <text:p text:style-name="P61"><text:span text:style-name="_5f_pointillés_20_gris"><text:span text:style-name="T20"><text:tab/></text:span></text:span></text:p>
          <text:p text:style-name="P62"><text:span text:style-name="_5f_pointillés_20_gris"><text:span text:style-name="T20"><text:tab/><text:tab/></text:span></text:span></text:p>
          <text:p text:style-name="P62"><text:span text:style-name="_5f_pointillés_20_gris"><text:span text:style-name="T20"><text:tab/></text:span></text:span></text:p>
          <text:p text:style-name="P61"><text:span text:style-name="_5f_pointillés_20_gris"><text:span text:style-name="T20"><text:tab/></text:span></text:span></text:p>
          <text:p text:style-name="P56"><text:span text:style-name="_5f_pointillés_20_gris"><text:span text:style-name="T20"><text:tab/></text:span></text:span></text:p>
        </text:list-header>
      </text:list>
      <text:list xml:id="list144811234459989" text:continue-list="list144811150874736" text:style-name="Num_5f_Exo">
        <text:list-item>
          <text:h text:style-name="P30" text:outline-level="1"> <text:span text:style-name="T32">On considère deux droites parallèles (</text:span><text:span text:style-name="T33">d</text:span><text:span text:style-name="T35">1</text:span><text:span text:style-name="T32">) et (</text:span><text:span text:style-name="T33">d</text:span><text:span text:style-name="T34">2</text:span><text:span text:style-name="T32">). M est un point de (</text:span><text:span text:style-name="T33">d</text:span><text:span text:style-name="T35">1</text:span><text:span text:style-name="T32">) et N est un point de (</text:span><text:span text:style-name="T33">d</text:span><text:span text:style-name="T34">2</text:span><text:span text:style-name="T32">). Une droite (</text:span><text:span text:style-name="T33">d</text:span><text:span text:style-name="T35">3</text:span><text:span text:style-name="T32">) passe par le milieu O de [MN] et coupe (</text:span><text:span text:style-name="T33">d</text:span><text:span text:style-name="T35">1</text:span><text:span text:style-name="T32">) en R et (</text:span><text:span text:style-name="T33">d</text:span><text:span text:style-name="T34">2</text:span><text:span text:style-name="T32">) en S.</text:span></text:h>
        </text:list-item>
      </text:list>
      <text:p text:style-name="P77"><draw:g text:anchor-type="paragraph" draw:z-index="36" draw:name="Forme8" draw:style-name="gr1"><draw:frame draw:style-name="gr19" draw:text-style-name="P106" svg:width="1.304cm" svg:height="1.054cm" svg:x="1.002cm" svg:y="3.702cm"><draw:text-box><text:p text:style-name="P105"><text:span text:style-name="T47">(</text:span><text:span text:style-name="T48">d</text:span><text:span text:style-name="T49">2</text:span><text:span text:style-name="T47">)</text:span></text:p></draw:text-box></draw:frame><draw:line draw:style-name="gr20" draw:text-style-name="P109" svg:x1="5.433cm" svg:y1="1.646cm" svg:x2="5.65cm" svg:y2="1.7cm"><text:p/></draw:line><draw:frame draw:style-name="gr21" draw:text-style-name="P110" svg:width="1.161cm" svg:height="0.997cm" svg:x="5.727cm" svg:y="0cm"><draw:text-box><text:p text:style-name="P105"><text:span text:style-name="T47">M</text:span><text:span text:style-name="T50"> </text:span></text:p></draw:text-box></draw:frame><draw:line draw:style-name="gr22" draw:text-style-name="P109" svg:x1="1.486cm" svg:y1="2.637cm" svg:x2="8.295cm" svg:y2="0.152cm"><text:p/></draw:line><draw:line draw:style-name="gr23" draw:text-style-name="P109" svg:x1="1.908cm" svg:y1="4.542cm" svg:x2="8.717cm" svg:y2="2.057cm"><text:p/></draw:line><draw:frame draw:style-name="gr24" draw:text-style-name="P106" svg:width="1.304cm" svg:height="1.052cm" svg:x="0.432cm" svg:y="1.889cm"><draw:text-box><text:p text:style-name="P105"><text:span text:style-name="T47">(</text:span><text:span text:style-name="T48">d</text:span><text:span text:style-name="T49">1</text:span><text:span text:style-name="T47">)</text:span></text:p></draw:text-box></draw:frame><draw:line draw:style-name="gr25" draw:text-style-name="P109" svg:x1="3.654cm" svg:y1="3.918cm" svg:x2="6.152cm" svg:y2="0.93cm"><text:p/></draw:line><draw:line draw:style-name="gr26" draw:text-style-name="P109" svg:x1="1.763cm" svg:y1="1.685cm" svg:x2="7.489cm" svg:y2="2.967cm"><text:p/></draw:line><draw:frame draw:style-name="gr27" draw:text-style-name="P110" svg:width="1.114cm" svg:height="0.997cm" svg:x="3.312cm" svg:y="3.701cm"><draw:text-box><text:p text:style-name="P105"><text:span text:style-name="T47">N</text:span><text:span text:style-name="T50"> </text:span></text:p></draw:text-box></draw:frame><draw:frame draw:style-name="gr28" draw:text-style-name="P110" svg:width="1.13cm" svg:height="0.997cm" svg:x="4.408cm" svg:y="1.6cm"><draw:text-box><text:p text:style-name="P105"><text:span text:style-name="T47">O</text:span><text:span text:style-name="T50"> </text:span></text:p></draw:text-box></draw:frame><draw:frame draw:style-name="gr29" draw:text-style-name="P110" svg:width="1.087cm" svg:height="0.999cm" svg:x="2.774cm" svg:y="1.177cm"><draw:text-box><text:p text:style-name="P105"><text:span text:style-name="T47">R</text:span><text:span text:style-name="T50"> </text:span></text:p></draw:text-box></draw:frame><draw:frame draw:style-name="gr30" draw:text-style-name="P110" svg:width="1.064cm" svg:height="0.997cm" svg:x="6.382cm" svg:y="2.602cm"><draw:text-box><text:p text:style-name="P105"><text:span text:style-name="T47">S</text:span><text:span text:style-name="T50"> </text:span></text:p></draw:text-box></draw:frame><draw:frame draw:style-name="gr31" draw:text-style-name="P106" svg:width="1.304cm" svg:height="1.052cm" svg:x="1.397cm" svg:y="0.845cm"><draw:text-box><text:p text:style-name="P105"><text:span text:style-name="T47">(</text:span><text:span text:style-name="T48">d</text:span><text:span text:style-name="T49">3</text:span><text:span text:style-name="T47">)</text:span></text:p></draw:text-box></draw:frame><draw:line draw:style-name="gr32" draw:text-style-name="P109" svg:x1="4.311cm" svg:y1="3.022cm" svg:x2="4.528cm" svg:y2="3.076cm"><text:p/></draw:line></draw:g></text:p>
      <text:p text:style-name="P77"/>
      <text:p text:style-name="P77"/>
      <text:p text:style-name="P77"/>
      <text:p text:style-name="P77"/>
      <text:p text:style-name="P77"/>
      <text:p text:style-name="P77"/>
      <text:p text:style-name="P77"/>
      <text:p text:style-name="P77"/>
      <text:p text:style-name="P79"/>
      <text:p text:style-name="P77"/>
      <text:list xml:id="list144812257873810" text:continue-list="list144811686147250" text:style-name="liste_5f_abc">
        <text:list-item text:start-value="1">
          <text:p text:style-name="P92"><text:span text:style-name="T45">Prouve que les triangles ROM et NOS sont égaux.</text:span></text:p>
        </text:list-item>
      </text:list>
      <text:list xml:id="list144811867196558" text:continue-list="list144811048961781" text:style-name="L2">
        <text:list-header>
          <text:p text:style-name="P68"><text:span text:style-name="_5f_pointillés_20_gris"><text:span text:style-name="T20"><text:tab/></text:span></text:span></text:p>
          <text:p text:style-name="P70"><text:span text:style-name="_5f_pointillés_20_gris"><text:span text:style-name="T20"><text:tab/></text:span></text:span></text:p>
          <text:p text:style-name="P68"><text:span text:style-name="_5f_pointillés_20_gris"><text:span text:style-name="T20"><text:tab/></text:span></text:span></text:p>
          <text:p text:style-name="P70"><text:span text:style-name="_5f_pointillés_20_gris"><text:span text:style-name="T20"><text:tab/></text:span></text:span></text:p>
          <text:p text:style-name="P69"><text:span text:style-name="_5f_pointillés_20_gris"><text:span text:style-name="T20"><text:tab/></text:span></text:span></text:p>
          <text:p text:style-name="P71"><text:span text:style-name="_5f_pointillés_20_gris"><text:span text:style-name="T20"><text:tab/></text:span></text:span></text:p>
          <text:p text:style-name="P69"><text:span text:style-name="_5f_pointillés_20_gris"><text:span text:style-name="T20"><text:tab/></text:span></text:span></text:p>
          <text:p text:style-name="P69"><text:span text:style-name="_5f_pointillés_20_gris"><text:span text:style-name="T20"><text:tab/></text:span></text:span></text:p>
          <text:p text:style-name="P71"><text:span text:style-name="_5f_pointillés_20_gris"><text:span text:style-name="T20"><text:tab/></text:span></text:span></text:p>
          <text:p text:style-name="P69"><text:span text:style-name="_5f_pointillés_20_gris"><text:span text:style-name="T20"><text:tab/></text:span></text:span></text:p>
          <text:p text:style-name="P69"><text:span text:style-name="_5f_pointillés_20_gris"><text:span text:style-name="T20"><text:tab/></text:span></text:span></text:p>
          <text:p text:style-name="P71"><text:span text:style-name="_5f_pointillés_20_gris"><text:span text:style-name="T20"><text:tab/></text:span></text:span></text:p>
          <text:p text:style-name="P73"><text:span text:style-name="_5f_pointillés_20_gris"><text:span text:style-name="T20"><text:tab/></text:span></text:span></text:p>
        </text:list-header>
      </text:list>
      <text:list xml:id="list144812346234407" text:continue-list="list144812257873810" text:style-name="liste_5f_abc">
        <text:list-item>
          <text:p text:style-name="P88">Déduis-en que O est le milieu de [RS].</text:p>
        </text:list-item>
      </text:list>
      <text:list xml:id="list144812400105943" text:continue-list="list144811867196558" text:style-name="L2">
        <text:list-header>
          <text:p text:style-name="P68"><text:span text:style-name="_5f_pointillés_20_gris"><text:span text:style-name="T20"><text:tab/></text:span></text:span></text:p>
          <text:p text:style-name="P70"><text:span text:style-name="_5f_pointillés_20_gris"><text:span text:style-name="T20"><text:tab/></text:span></text:span></text:p>
          <text:p text:style-name="P71"><text:span text:style-name="_5f_pointillés_20_gris"><text:span text:style-name="T20"><text:tab/></text:span></text:span></text:p>
          <text:p text:style-name="P71"><text:span text:style-name="_5f_pointillés_20_gris"><text:span text:style-name="T20"><text:tab/></text:span></text:span></text:p>
          <text:p text:style-name="P72"><text:span text:style-name="_5f_pointillés_20_gris"><text:span text:style-name="T20"><text:tab/></text:span></text:span></text:p>
          <text:p text:style-name="P72"><text:span text:style-name="_5f_pointillés_20_gris"><text:span text:style-name="T20"><text:tab/></text:span></text:span></text:p>
          <text:p text:style-name="P71"><text:span text:style-name="_5f_pointillés_20_gris"><text:span text:style-name="T20"><text:tab/></text:span></text:span></text:p>
          <text:p text:style-name="P71"><text:span text:style-name="_5f_pointillés_20_gris"><text:span text:style-name="T20"><text:tab/></text:span></text:span></text:p>
          <text:p text:style-name="P58"><text:span text:style-name="_5f_pointillés_20_gris"><text:span text:style-name="T20"><text:tab/></text:span></text:span></text:p>
        </text:list-header>
      </text:list>
      <text:p text:style-name="FILET_5f_POINTILLES"><text:span text:style-name="_5f_pointillés_20_gris"><text:tab/></text:span></text:p>
      <text:list xml:id="list144811741124941" text:continue-list="list144811234459989" text:style-name="Num_5f_Exo">
        <text:list-item>
          <text:h text:style-name="P37" text:outline-level="1"><text:soft-page-break/> <text:span text:style-name="T36">ABC est un </text:span><text:span text:style-name="T17">triangle isocèle</text:span><text:span text:style-name="T38"> </text:span><text:span text:style-name="T36">en C. </text:span></text:h>
        </text:list-item>
      </text:list>
      <text:p text:style-name="P77">La <text:span text:style-name="T10">médiatrice</text:span> de [BC] coupe la droite (AB) en M.</text:p>
      <text:list xml:id="list144810671476377" text:continue-numbering="true" text:style-name="Num_5f_Exo">
        <text:list-header>
          <text:p text:style-name="P78">Sur la droite (MC), on a placé le point N de telle sorte que CN <text:span text:style-name="_5f_opensymbol"><text:span text:style-name="T40"></text:span></text:span><text:span text:style-name="T43"> </text:span>AM.</text:p>
        </text:list-header>
      </text:list>
      <text:h text:style-name="P41" text:outline-level="1"><draw:g text:anchor-type="as-char" draw:z-index="31" draw:name="Forme10" draw:style-name="gr77"><draw:g draw:style-name="gr9"><draw:line draw:style-name="gr78" draw:text-style-name="P107" svg:x1="2.41cm" svg:y1="4.191cm" svg:x2="2.506cm" svg:y2="4.287cm"><text:p/></draw:line><draw:line draw:style-name="gr78" draw:text-style-name="P107" svg:x1="2.41cm" svg:y1="4.287cm" svg:x2="2.506cm" svg:y2="4.191cm"><text:p/></draw:line></draw:g><draw:frame draw:style-name="gr79" draw:text-style-name="P106" svg:width="0.722cm" svg:height="0.627cm" svg:x="2.272cm" svg:y="4.239cm"><draw:text-box><text:p text:style-name="P112"><text:span text:style-name="T46">A</text:span></text:p></draw:text-box></draw:frame><draw:g draw:style-name="gr9"><draw:line draw:style-name="gr78" draw:text-style-name="P107" svg:x1="4.745cm" svg:y1="4.124cm" svg:x2="4.841cm" svg:y2="4.22cm"><text:p/></draw:line><draw:line draw:style-name="gr78" draw:text-style-name="P107" svg:x1="4.745cm" svg:y1="4.22cm" svg:x2="4.841cm" svg:y2="4.124cm"><text:p/></draw:line></draw:g><draw:frame draw:style-name="gr80" draw:text-style-name="P106" svg:width="0.724cm" svg:height="0.627cm" svg:x="4.606cm" svg:y="4.172cm"><draw:text-box><text:p text:style-name="P112"><text:span text:style-name="T46">B</text:span></text:p></draw:text-box></draw:frame><draw:line draw:style-name="gr81" draw:text-style-name="P107" svg:x1="2.458cm" svg:y1="4.24cm" svg:x2="4.793cm" svg:y2="4.173cm"><text:p/></draw:line><draw:line draw:style-name="gr82" draw:text-style-name="P109" svg:x1="0cm" svg:y1="4.324cm" svg:x2="5.946cm" svg:y2="4.179cm"><text:p/></draw:line><draw:g draw:style-name="gr9"><draw:line draw:style-name="gr78" draw:text-style-name="P107" svg:x1="3.502cm" svg:y1="1.531cm" svg:x2="3.598cm" svg:y2="1.627cm"><text:p/></draw:line><draw:line draw:style-name="gr78" draw:text-style-name="P107" svg:x1="3.502cm" svg:y1="1.627cm" svg:x2="3.598cm" svg:y2="1.531cm"><text:p/></draw:line></draw:g><draw:frame draw:style-name="gr83" draw:text-style-name="P106" svg:width="0.736cm" svg:height="0.627cm" svg:x="3.127cm" svg:y="1.028cm"><draw:text-box><text:p text:style-name="P112"><text:span text:style-name="T46">C</text:span></text:p></draw:text-box></draw:frame><draw:line draw:style-name="gr82" draw:text-style-name="P109" svg:x1="2.458cm" svg:y1="4.239cm" svg:x2="3.55cm" svg:y2="1.579cm"><text:p/></draw:line><draw:line draw:style-name="gr82" draw:text-style-name="P109" svg:x1="3.55cm" svg:y1="1.579cm" svg:x2="4.793cm" svg:y2="4.172cm"><text:p/></draw:line><draw:polyline draw:style-name="gr78" draw:text-style-name="P107" svg:width="0.172cm" svg:height="0.254cm" svg:x="4.254cm" svg:y="2.793cm" svg:viewBox="0 0 173 255" draw:points="90,0 173,173 0,255"><text:p/></draw:polyline><draw:line draw:style-name="gr84" draw:text-style-name="P109" svg:x1="0.352cm" svg:y1="4.708cm" svg:x2="5.467cm" svg:y2="2.261cm"><text:p/></draw:line><draw:g draw:style-name="gr9"><draw:line draw:style-name="gr78" draw:text-style-name="P107" svg:x1="1.204cm" svg:y1="4.226cm" svg:x2="1.3cm" svg:y2="4.322cm"><text:p/></draw:line><draw:line draw:style-name="gr78" draw:text-style-name="P107" svg:x1="1.204cm" svg:y1="4.322cm" svg:x2="1.3cm" svg:y2="4.226cm"><text:p/></draw:line></draw:g><draw:frame draw:style-name="gr85" draw:text-style-name="P106" svg:width="0.789cm" svg:height="0.627cm" svg:x="0.963cm" svg:y="4.24cm"><draw:text-box><text:p text:style-name="P112"><text:span text:style-name="T46">M</text:span></text:p></draw:text-box></draw:frame><draw:line draw:style-name="gr86" draw:text-style-name="P109" svg:x1="0.705cm" svg:y1="4.927cm" svg:x2="4.883cm" svg:y2="0cm"><text:p/></draw:line><draw:g draw:style-name="gr9"><draw:line draw:style-name="gr78" draw:text-style-name="P107" svg:x1="4.285cm" svg:y1="0.613cm" svg:x2="4.381cm" svg:y2="0.709cm"><text:p/></draw:line><draw:line draw:style-name="gr78" draw:text-style-name="P107" svg:x1="4.285cm" svg:y1="0.709cm" svg:x2="4.381cm" svg:y2="0.613cm"><text:p/></draw:line></draw:g><draw:frame draw:style-name="gr87" draw:text-style-name="P106" svg:width="0.754cm" svg:height="0.627cm" svg:x="3.93cm" svg:y="0.108cm"><draw:text-box><text:p text:style-name="P112"><text:span text:style-name="T46">N</text:span></text:p></draw:text-box></draw:frame><draw:line draw:style-name="gr86" draw:text-style-name="P109" svg:x1="4.333cm" svg:y1="0.66cm" svg:x2="4.793cm" svg:y2="4.171cm"><text:p/></draw:line><draw:frame draw:name="DescriptionOOoTep" draw:style-name="gr88" draw:text-style-name="P108" svg:width="0.003cm" svg:height="0.004cm" svg:x="2.409cm" svg:y="4.191cm"><draw:text-box><text:p/></draw:text-box><svg:desc>@options;  repereortho(313,263,30,1,1){ 0 , moyen , noir , num1 ,i};@figure;  A = point( -3.6 , -3.37 );  sEB = segment( E , B );
</svg:desc></draw:frame><draw:line draw:style-name="gr89" draw:text-style-name="P109" svg:x1="1.863cm" svg:y1="4.156cm" svg:x2="1.863cm" svg:y2="4.343cm"><text:p/></draw:line><draw:line draw:style-name="gr89" draw:text-style-name="P109" svg:x1="3.979cm" svg:y1="0.971cm" svg:x2="4.067cm" svg:y2="1.124cm"><text:p/></draw:line><draw:path draw:style-name="gr89" draw:text-style-name="P109" svg:width="0.313cm" svg:height="0.229cm" draw:transform="skewX (0.00558505360638186) rotate (-0.334405084682114) translate (2.6068888888889cm 3.90398611111113cm)" svg:viewBox="0 0 314 230" svg:d="M0 0c233 1 314 230 314 230"><text:p/></draw:path><draw:path draw:style-name="gr89" draw:text-style-name="P109" svg:width="0.313cm" svg:height="0.227cm" draw:transform="skewX (0.00558505360638192) rotate (0.341910000465689) translate (4.3577368869412cm 3.98002524155382cm)" svg:viewBox="0 0 314 228" svg:d="M314 0c-234-1-314 228-314 228"><text:p/></draw:path><draw:line draw:style-name="gr89" draw:text-style-name="P109" svg:x1="3.919cm" svg:y1="2.165cm" svg:x2="3.819cm" svg:y2="2.397cm"><text:p/></draw:line><draw:line draw:style-name="gr89" draw:text-style-name="P109" svg:x1="3.963cm" svg:y1="2.231cm" svg:x2="3.863cm" svg:y2="2.463cm"><text:p/></draw:line><draw:line draw:style-name="gr89" draw:text-style-name="P109" svg:x1="4.46cm" svg:y1="3.256cm" svg:x2="4.36cm" svg:y2="3.488cm"><text:p/></draw:line><draw:line draw:style-name="gr89" draw:text-style-name="P109" svg:x1="4.504cm" svg:y1="3.322cm" svg:x2="4.404cm" svg:y2="3.554cm"><text:p/></draw:line></draw:g></text:h>
      <text:list xml:id="list144811041932666" text:continue-list="list144812346234407" text:style-name="liste_5f_abc">
        <text:list-item text:start-value="1">
          <text:p text:style-name="P76">Démontre que le<text:span text:style-name="T37">s </text:span>angle<text:span text:style-name="T37">s </text:span><text:span text:style-name="T37"><draw:frame draw:style-name="fr4" draw:name="Objet2" text:anchor-type="as-char" svg:y="-0.37cm" svg:width="0.788cm" svg:height="0.462cm" draw:z-index="20"><draw:object xlink:href="./Object 7" xlink:type="simple" xlink:show="embed" xlink:actuate="onLoad"/><draw:image xlink:href="./ObjectReplacements/Object 7" xlink:type="simple" xlink:show="embed" xlink:actuate="onLoad"/><svg:desc>formule</svg:desc></draw:frame></text:span><text:span text:style-name="T37"><text:s/></text:span>et <draw:frame draw:style-name="fr4" draw:name="Objet3" text:anchor-type="as-char" svg:y="-0.37cm" svg:width="0.79cm" svg:height="0.462cm" draw:z-index="21"><draw:object xlink:href="./Object 8" xlink:type="simple" xlink:show="embed" xlink:actuate="onLoad"/><draw:image xlink:href="./ObjectReplacements/Object 8" xlink:type="simple" xlink:show="embed" xlink:actuate="onLoad"/><svg:desc>formule</svg:desc></draw:frame><text:s/>ont <text:span text:style-name="T37">la même mesure</text:span>.</text:p>
        </text:list-item>
      </text:list>
      <text:list xml:id="list1320642532" text:style-name="L3">
        <text:list-header>
          <text:p text:style-name="P57"><text:span text:style-name="_5f_pointillés_20_gris"><text:span text:style-name="T20"><text:tab/></text:span></text:span></text:p>
          <text:p text:style-name="P57"><text:span text:style-name="_5f_pointillés_20_gris"><text:span text:style-name="T20"><text:tab/></text:span></text:span></text:p>
          <text:p text:style-name="P57"><text:span text:style-name="_5f_pointillés_20_gris"><text:span text:style-name="T20"><text:tab/></text:span></text:span></text:p>
          <text:p text:style-name="P63"><text:span text:style-name="_5f_pointillés_20_gris"><text:span text:style-name="T20"><text:tab/></text:span></text:span></text:p>
          <text:p text:style-name="P65"><text:span text:style-name="_5f_pointillés_20_gris"><text:span text:style-name="T20"><text:tab/></text:span></text:span></text:p>
        </text:list-header>
      </text:list>
      <text:list xml:id="list144812469718014" text:continue-list="list144811041932666" text:style-name="liste_5f_abc">
        <text:list-item>
          <text:p text:style-name="P93">Démontre que le<text:span text:style-name="T37">s </text:span>angle<text:span text:style-name="T37">s </text:span><text:span text:style-name="T37"><draw:frame draw:style-name="fr4" draw:name="Objet4" text:anchor-type="as-char" svg:y="-0.37cm" svg:width="0.787cm" svg:height="0.462cm" draw:z-index="22"><draw:object xlink:href="./Object 9" xlink:type="simple" xlink:show="embed" xlink:actuate="onLoad"/><draw:image xlink:href="./ObjectReplacements/Object 9" xlink:type="simple" xlink:show="embed" xlink:actuate="onLoad"/><svg:desc>formule</svg:desc></draw:frame></text:span><text:span text:style-name="T37"><text:s/></text:span>et <draw:frame draw:style-name="fr4" draw:name="Objet5" text:anchor-type="as-char" svg:y="-0.37cm" svg:width="0.748cm" svg:height="0.462cm" draw:z-index="23"><draw:object xlink:href="./Object 10" xlink:type="simple" xlink:show="embed" xlink:actuate="onLoad"/><draw:image xlink:href="./ObjectReplacements/Object 10" xlink:type="simple" xlink:show="embed" xlink:actuate="onLoad"/><svg:desc>formule</svg:desc></draw:frame><text:s/>ont <text:span text:style-name="T37">la même mesure</text:span>.</text:p>
        </text:list-item>
      </text:list>
      <text:list xml:id="list144811150330700" text:continue-list="list144810671476377" text:style-name="Num_5f_Exo">
        <text:list-header>
          <text:p text:style-name="P51"><text:span text:style-name="_5f_pointillés_20_gris"><text:span text:style-name="T20"><text:tab/></text:span></text:span></text:p>
          <text:p text:style-name="P53"><text:span text:style-name="_5f_pointillés_20_gris"><text:span text:style-name="T20"><text:tab/></text:span></text:span></text:p>
          <text:p text:style-name="P51"><text:span text:style-name="_5f_pointillés_20_gris"><text:span text:style-name="T20"><text:tab/></text:span></text:span></text:p>
          <text:p text:style-name="P51"><text:span text:style-name="_5f_pointillés_20_gris"><text:span text:style-name="T20"><text:tab/></text:span></text:span></text:p>
          <text:p text:style-name="P53"><text:span text:style-name="_5f_pointillés_20_gris"><text:span text:style-name="T20"><text:tab/></text:span></text:span></text:p>
          <text:p text:style-name="P51"><text:span text:style-name="_5f_pointillés_20_gris"><text:span text:style-name="T20"><text:tab/></text:span></text:span></text:p>
          <text:p text:style-name="P51"><text:span text:style-name="_5f_pointillés_20_gris"><text:span text:style-name="T20"><text:tab/></text:span></text:span></text:p>
          <text:p text:style-name="P52"><text:span text:style-name="_5f_pointillés_20_gris"><text:span text:style-name="T20"><text:tab/></text:span></text:span></text:p>
        </text:list-header>
      </text:list>
      <text:list xml:id="list144811122703899" text:continue-list="list144812469718014" text:style-name="liste_5f_abc">
        <text:list-item>
          <text:p text:style-name="P94"><text:span text:style-name="_5f_pointillés_20_gris"><text:span text:style-name="T27">Déduis</text:span></text:span><text:span text:style-name="_5f_pointillés_20_gris"><text:span text:style-name="T29">-en</text:span></text:span><text:span text:style-name="_5f_pointillés_20_gris"><text:span text:style-name="T27"> que le</text:span></text:span><text:span text:style-name="_5f_pointillés_20_gris"><text:span text:style-name="T26">s </text:span></text:span><text:span text:style-name="_5f_pointillés_20_gris"><text:span text:style-name="T27">triangles AMC et CNB sont égaux.</text:span></text:span></text:p>
        </text:list-item>
      </text:list>
      <text:list xml:id="list144812619073897" text:continue-list="list1320642532" text:style-name="L3">
        <text:list-header>
          <text:p text:style-name="P57"><text:span text:style-name="_5f_pointillés_20_gris"><text:span text:style-name="T20"><text:tab/></text:span></text:span></text:p>
          <text:p text:style-name="P63"><text:span text:style-name="_5f_pointillés_20_gris"><text:span text:style-name="T20"><text:tab/></text:span></text:span></text:p>
          <text:p text:style-name="P63"><text:span text:style-name="_5f_pointillés_20_gris"><text:span text:style-name="T20"><text:tab/></text:span></text:span></text:p>
        </text:list-header>
      </text:list>
      <text:p text:style-name="P25"><text:span text:style-name="_5f_pointillés_20_gris"><text:span text:style-name="T20"><text:tab/></text:span></text:span></text:p>
      <text:p text:style-name="P27"><text:span text:style-name="_5f_pointillés_20_gris"><text:span text:style-name="T20"><text:tab/></text:span></text:span></text:p>
      <text:p text:style-name="P26"><text:span text:style-name="_5f_pointillés_20_gris"><text:span text:style-name="T20"><text:tab/></text:span></text:span></text:p>
      <text:list xml:id="list144810731154878" text:continue-list="list144811122703899" text:style-name="liste_5f_abc">
        <text:list-item>
          <text:p text:style-name="P75"><text:span text:style-name="_5f_pointillés_20_gris"><text:span text:style-name="T28">Démontre</text:span></text:span><text:span text:style-name="_5f_pointillés_20_gris"><text:span text:style-name="T27"> que le</text:span></text:span><text:span text:style-name="_5f_pointillés_20_gris"><text:span text:style-name="T26"> </text:span></text:span><text:span text:style-name="_5f_pointillés_20_gris"><text:span text:style-name="T27">triangle </text:span></text:span><text:span text:style-name="_5f_pointillés_20_gris"><text:span text:style-name="T28">MBN</text:span></text:span><text:span text:style-name="_5f_pointillés_20_gris"><text:span text:style-name="T27"> </text:span></text:span><text:span text:style-name="_5f_pointillés_20_gris"><text:span text:style-name="T28">est isocèle</text:span></text:span><text:span text:style-name="_5f_pointillés_20_gris"><text:span text:style-name="T27">.</text:span></text:span></text:p>
        </text:list-item>
      </text:list>
      <text:list xml:id="list144810742812127" text:continue-list="list144812619073897" text:style-name="L3">
        <text:list-header>
          <text:p text:style-name="P57"><text:span text:style-name="_5f_pointillés_20_gris"><text:span text:style-name="T20"><text:tab/></text:span></text:span></text:p>
          <text:p text:style-name="P63"><text:span text:style-name="_5f_pointillés_20_gris"><text:span text:style-name="T20"><text:tab/></text:span></text:span></text:p>
          <text:p text:style-name="P63"><text:span text:style-name="_5f_pointillés_20_gris"><text:span text:style-name="T20"><text:tab/></text:span></text:span></text:p>
          <text:p text:style-name="P64"><text:span text:style-name="_5f_pointillés_20_gris"><text:span text:style-name="T20"><text:tab/></text:span></text:span></text:p>
          <text:p text:style-name="P66"><text:span text:style-name="_5f_pointillés_20_gris"><text:span text:style-name="T20"><text:tab/></text:span></text:span></text:p>
        </text:list-header>
      </text:list>
      <text:list xml:id="list144811278421341" text:continue-list="list144811150330700" text:style-name="Num_5f_Exo">
        <text:list-item>
          <text:h text:style-name="P104" text:outline-level="1"> ABC est un triangle équilatéral. </text:h>
          <text:h text:style-name="P39" text:outline-level="1">On a placé trois points D, E et F sur ce triangle de telle sorte que <text:span text:style-name="T39">AE </text:span><text:span text:style-name="_5f_opensymbol"><text:span text:style-name="T40"></text:span></text:span><text:span text:style-name="T39"> BF </text:span><text:span text:style-name="_5f_opensymbol"><text:span text:style-name="T40"></text:span></text:span><text:span text:style-name="T39"> CD.</text:span></text:h>
        </text:list-item>
      </text:list>
      <text:p text:style-name="P77"><draw:g text:anchor-type="paragraph" draw:z-index="37" draw:name="Forme9" draw:style-name="gr1"><draw:frame draw:style-name="gr2" draw:text-style-name="P106" svg:width="0.722cm" svg:height="0.623cm" svg:x="2.419cm" svg:y="3.532cm"><draw:text-box><text:p text:style-name="P105"><text:span text:style-name="T46">A</text:span></text:p></draw:text-box></draw:frame><draw:frame draw:style-name="gr3" draw:text-style-name="P106" svg:width="0.724cm" svg:height="0.623cm" svg:x="6.213cm" svg:y="3.564cm"><draw:text-box><text:p text:style-name="P105"><text:span text:style-name="T46">B</text:span></text:p></draw:text-box></draw:frame><draw:frame draw:style-name="gr4" draw:text-style-name="P106" svg:width="0.727cm" svg:height="0.625cm" svg:x="4.283cm" svg:y="0.101cm"><draw:text-box><text:p text:style-name="P105"><text:span text:style-name="T46">C</text:span></text:p></draw:text-box></draw:frame><draw:frame draw:style-name="gr5" draw:text-style-name="P106" svg:width="0.75cm" svg:height="0.625cm" svg:x="3.503cm" svg:y="1.267cm"><draw:text-box><text:p text:style-name="P105"><text:span text:style-name="T46">D</text:span></text:p></draw:text-box></draw:frame><draw:frame draw:style-name="gr6" draw:text-style-name="P106" svg:width="0.713cm" svg:height="0.625cm" svg:x="3.763cm" svg:y="3.606cm"><draw:text-box><text:p text:style-name="P105"><text:span text:style-name="T46">E</text:span></text:p></draw:text-box></draw:frame><draw:frame draw:style-name="gr7" draw:text-style-name="P106" svg:width="0.69cm" svg:height="0.623cm" svg:x="5.645cm" svg:y="2.301cm"><draw:text-box><text:p text:style-name="P105"><text:span text:style-name="T46">F</text:span></text:p></draw:text-box></draw:frame><draw:line draw:style-name="gr8" draw:text-style-name="P107" svg:x1="4.028cm" svg:y1="1.653cm" svg:x2="5.79cm" svg:y2="2.61cm"><text:p/></draw:line><draw:g draw:style-name="gr9"><draw:line draw:style-name="gr10" draw:text-style-name="P107" svg:x1="2.861cm" svg:y1="3.649cm" svg:x2="6.394cm" svg:y2="3.668cm"><text:p/></draw:line><draw:line draw:style-name="gr11" draw:text-style-name="P107" svg:x1="2.861cm" svg:y1="3.649cm" svg:x2="4.643cm" svg:y2="0.603cm"><text:p/></draw:line><draw:line draw:style-name="gr12" draw:text-style-name="P107" svg:x1="6.393cm" svg:y1="3.668cm" svg:x2="4.643cm" svg:y2="0.603cm"><text:p/></draw:line><draw:line draw:style-name="gr13" draw:text-style-name="P107" svg:x1="5.789cm" svg:y1="2.611cm" svg:x2="4.078cm" svg:y2="3.656cm"><text:p/></draw:line><draw:line draw:style-name="gr14" draw:text-style-name="P107" svg:x1="4.028cm" svg:y1="1.653cm" svg:x2="4.078cm" svg:y2="3.655cm"><text:p/></draw:line></draw:g><draw:frame draw:name="DescriptionOOoTep" draw:style-name="gr15" draw:text-style-name="P108" svg:width="0.004cm" svg:height="0.003cm" svg:x="2.214cm" svg:y="3.973cm"><draw:text-box><text:p/></draw:text-box><svg:desc>@options;  repereortho(313,263,30,1,1){ 0 , moyen , noir , num1 ,i};@figure;  A = point( -3.6 , -3.37 );  sDF1 = segment( D , F1 );  sF1E = segment( F1 , E );  sDE = segment( D , E );
</svg:desc></draw:frame><draw:line draw:style-name="gr16" draw:text-style-name="P109" svg:x1="3.504cm" svg:y1="3.514cm" svg:x2="3.513cm" svg:y2="3.756cm"><text:p/></draw:line><draw:line draw:style-name="gr17" draw:text-style-name="P109" svg:x1="6.145cm" svg:y1="3.036cm" svg:x2="6.006cm" svg:y2="3.157cm"><text:p/></draw:line><draw:line draw:style-name="gr18" draw:text-style-name="P109" svg:x1="4.474cm" svg:y1="1.091cm" svg:x2="4.258cm" svg:y2="0.996cm"><text:p/></draw:line></draw:g></text:p>
      <text:p text:style-name="P77"/>
      <text:p text:style-name="P77"/>
      <text:p text:style-name="P77"/>
      <text:p text:style-name="P77"/>
      <text:p text:style-name="P77"/>
      <text:p text:style-name="P77"/>
      <text:p text:style-name="P77"/>
      <text:p text:style-name="P77"/>
      <text:p text:style-name="P77"/>
      <text:p text:style-name="P77"/>
      <text:list xml:id="list144810970680255" text:continue-list="list144810731154878" text:style-name="liste_5f_abc">
        <text:list-item text:start-value="1">
          <text:p text:style-name="P97">Démontre que les triangles AED, BFE et DCF sont égaux.</text:p>
          <text:p text:style-name="P44"><text:span text:style-name="_5f_pointillés_20_gris"><text:span text:style-name="T20"><text:tab/></text:span></text:span></text:p>
          <text:p text:style-name="P44"><text:span text:style-name="_5f_pointillés_20_gris"><text:span text:style-name="T20"><text:tab/></text:span></text:span></text:p>
          <text:p text:style-name="P44"><text:span text:style-name="_5f_pointillés_20_gris"><text:span text:style-name="T20"><text:tab/></text:span></text:span></text:p>
          <text:p text:style-name="P44"><text:span text:style-name="_5f_pointillés_20_gris"><text:span text:style-name="T20"><text:tab/></text:span></text:span></text:p>
          <text:p text:style-name="P44"><text:span text:style-name="_5f_pointillés_20_gris"><text:span text:style-name="T20"><text:tab/></text:span></text:span></text:p>
          <text:p text:style-name="P44"><text:span text:style-name="_5f_pointillés_20_gris"><text:span text:style-name="T20"><text:tab/></text:span></text:span></text:p>
          <text:p text:style-name="P45"><text:span text:style-name="_5f_pointillés_20_gris"><text:span text:style-name="T20"><text:tab/></text:span></text:span></text:p>
          <text:p text:style-name="P46"><text:span text:style-name="_5f_pointillés_20_gris"><text:span text:style-name="T20"><text:tab/></text:span></text:span></text:p>
          <text:p text:style-name="P46"><text:span text:style-name="_5f_pointillés_20_gris"><text:span text:style-name="T20"><text:tab/></text:span></text:span></text:p>
          <text:p text:style-name="P46"><text:span text:style-name="_5f_pointillés_20_gris"><text:span text:style-name="T20"><text:tab/></text:span></text:span></text:p>
        </text:list-item>
        <text:list-item>
          <text:p text:style-name="P95">Que peut-on en déduire pour le triangle DEF ?</text:p>
          <text:p text:style-name="P44"><text:span text:style-name="_5f_pointillés_20_gris"><text:span text:style-name="T20"><text:tab/></text:span></text:span></text:p>
          <text:p text:style-name="P44"><text:span text:style-name="_5f_pointillés_20_gris"><text:span text:style-name="T20"><text:tab/></text:span></text:span></text:p>
          <text:p text:style-name="P44"><text:span text:style-name="_5f_pointillés_20_gris"><text:span text:style-name="T20"><text:tab/></text:span></text:span></text:p>
          <text:p text:style-name="P45"><text:span text:style-name="_5f_pointillés_20_gris"><text:span text:style-name="T20"><text:tab/></text:span></text:span></text:p>
          <text:p text:style-name="P47"><text:span text:style-name="_5f_pointillés_20_gris"><text:span text:style-name="T20"><text:tab/></text:span></text:span></text:p>
          <text:p text:style-name="P47"><text:span text:style-name="_5f_pointillés_20_gris"><text:span text:style-name="T20"><text:tab/></text:span></text:span></text:p>
          <text:p text:style-name="P47"><text:span text:style-name="_5f_pointillés_20_gris"><text:span text:style-name="T20"><text:tab/></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OpenSymbol1" svg:font-family="OpenSymbol" style:font-pitch="variable" style:font-charset="x-symbol"/>
    <style:font-face style:name="OpenSymbol2" svg:font-family="OpenSymbol" style:font-adornments="Oblique" style:font-pitch="variable" style:font-charset="x-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Britannic Bold" svg:font-family="'Britannic Bold'" style:font-adornments="Gras" style:font-family-generic="swiss" style:font-pitch="variable"/>
    <style:font-face style:name="OpenSymbol3" svg:font-family="OpenSymbol" style:font-adornments="Roman"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2" draw:display-name="Dashed (var) 102" draw:style="round" draw:dots1="1" draw:dots1-length="0.003cm" draw:dots2="2" draw:distance="0.023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1" draw:display-name="Dashed (var) 61"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ound" draw:dots1="1" draw:dots1-length="0.003cm" draw:dots2="2" draw:distance="0.023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6" draw:display-name="Dashed (var) 96" draw:style="round" draw:dots1="1" draw:dots1-length="0.003cm" draw:dots2="2" draw:distance="0.023cm"/>
    <draw:stroke-dash draw:name="Dashed_20__28_var_29__20_97" draw:display-name="Dashed (var) 97" draw:style="round" draw:dots1="1" draw:dots1-length="0.003cm" draw:dots2="2" draw:distance="0.023cm"/>
    <draw:stroke-dash draw:name="Dashed_20__28_var_29__20_98" draw:display-name="Dashed (var) 98" draw:style="round" draw:dots1="1" draw:dots1-length="0.003cm" draw:dots2="2" draw:distance="0.023cm"/>
    <draw:stroke-dash draw:name="Dashed_20__28_var_29__20_99" draw:display-name="Dashed (var) 99" draw:style="round" draw:dots1="1" draw:dots1-length="0.003cm" draw:dots2="2" draw:distance="0.023cm"/>
    <draw:stroke-dash draw:name="Fine_20_Dashed" draw:display-name="Fine Dashed" draw:style="rect" draw:dots1="1" draw:dots1-length="63%" draw:distance="63%"/>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3"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style:font-name="Bitstream Vera Sans2"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loext:contextual-spacing="false" fo:text-indent="0cm" style:auto-text-indent="false" style:page-number="auto" fo:background-color="#68a224">
        <style:tab-stops/>
      </style:paragraph-properties>
      <style:text-properties fo:color="#ffffff" style:font-name="Bitstream Vera Sans1"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loext:contextual-spacing="false" fo:text-align="justify" style:justify-single-word="false" fo:text-indent="0cm" style:auto-text-indent="false" fo:padding="0cm" fo:border="none" style:shadow="none"/>
      <style:text-properties fo:color="#0000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loext:contextual-spacing="false" fo:text-indent="-3.099cm" style:auto-text-indent="false" style:page-number="auto" style:shadow="none">
        <style:tab-stops>
          <style:tab-stop style:position="3.2cm"/>
          <style:tab-stop style:position="3.801cm"/>
        </style:tab-stops>
      </style:paragraph-properties>
      <style:text-properties fo:color="#1259bc" fo:font-size="10pt" fo:font-weight="bold" officeooo:rsid="0019262b" style:font-size-asian="10.5pt"/>
    </style:style>
    <style:style style:name="_5f_Exercice" style:display-name="_Exercice" style:family="paragraph" style:next-style-name="Text_20_body" style:master-page-name="">
      <style:paragraph-properties fo:margin-top="0.499cm" fo:margin-bottom="0.199cm" loext:contextual-spacing="false" fo:text-align="justify" style:justify-single-word="false" style:page-number="auto"/>
      <style:text-properties style:font-name="Bitstream Vera Sans" fo:font-family="'Bitstream Vera Sans'" style:font-style-name="Roman" style:font-family-generic="swiss" style:font-pitch="variable" fo:font-size="11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1"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1" fo:font-family="'Bitstream Vera Sans'" style:font-style-name="Gras" style:font-family-generic="swiss" style:font-pitch="variable" fo:font-size="9pt" fo:font-style="italic" fo:font-weight="normal" style:font-size-asian="10.5pt"/>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1"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loext: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_5f_Numéros_20_exercices_20_livret" style:display-name="_Numéros exercices livret" style:family="text">
      <style:text-properties fo:color="#ffffff" style:font-name="Bitstream Vera Sans1"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_5f_pointillés_20_gris" style:display-name="_pointillés gris" style:family="text">
      <style:text-properties fo:color="#b3b3b3" style:font-name="Bitstream Vera Sans3"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style:font-name="Bitstream Vera Sans3"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style:font-name="Bitstream Vera Sans2"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style:font-name="Bitstream Vera Sans3"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2" fo:font-family="OpenSymbol" style:font-style-name="Oblique" style:font-pitch="variable" style:font-charset="x-symbol" fo:font-size="10pt" fo:font-style="normal" style:font-name-asian="OpenSymbol2" style:font-family-asian="OpenSymbol" style:font-style-name-asian="Oblique" style:font-pitch-asian="variable" style:font-charset-asian="x-symbol" style:font-name-complex="OpenSymbol2"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3" fo:font-family="'Bitstream Vera Sans'" style:font-style-name="Oblique" style:font-family-generic="swiss" style:font-pitch="variable" fo:font-size="10pt" fo:font-style="normal"/>
    </style:style>
    <style:style style:name="Enonce_5f_Niv1" style:display-name="Enonce_Niv1" style:family="text">
      <style:text-properties fo:color="#ffffff" style:font-name="Bitstream Vera Sans3"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style:font-name="Bitstream Vera Sans2"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5f_Niveau_5f_jaune" style:display-name="_Niveau_jaune" style:family="text">
      <style:text-properties fo:color="#0000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style:font-name="Bitstream Vera Sans"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5"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style:font-size-asian="10.5pt"/>
    </style:style>
    <style:style style:name="Enonce_5f_Niv2" style:display-name="Enonce_Niv2" style:family="text" style:parent-style-name="Enonce_5f_Niv1">
      <style:text-properties fo:color="#ffffff" style:font-name="Bitstream Vera Sans1"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style:font-name="Bitstream Vera Sans1"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traine-toi" style:family="text" style:parent-style-name="Enonce_5f_Niv1">
      <style:text-properties fo:color="#98b336" style:text-outline="false" style:font-name="Britannic Bold"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knumerotitreA" style:family="text">
      <style:text-properties fo:color="#0000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Police_20_par_20_défaut" style:display-name="Police par défaut" style:family="text"/>
    <style:style style:name="_2d_Numéros_20_de_20_s_27_entraîner" style:display-name="-Numéros de s'entraîner" style:family="text">
      <style:text-properties fo:color="#ffffff"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3"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5" fo:font-family="'Bitstream Vera Sans'" style:font-family-generic="roman" style:font-pitch="variable" fo:font-size="13pt" fo:text-shadow="none" fo:font-weight="bold" fo:background-color="#800080" style:font-size-asian="13pt" style:font-weight-asian="bold"/>
    </style:style>
    <style:style style:name="Num_5f_T2" style:display-name="Num_T2" style:family="text">
      <style:text-properties fo:color="#9d0f89"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5" fo:font-family="'Bitstream Vera Sans'" style:font-family-generic="roman" style:font-pitch="variable" fo:font-size="9pt" fo:font-weight="bold" style:font-size-asian="9pt" style:font-weight-asian="bold"/>
    </style:style>
    <style:style style:name="_5f_Niveau_5f_orange" style:display-name="_Niveau_orange" style:family="text">
      <style:text-properties fo:color="#0000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niv1" style:family="text">
      <style:text-properties fo:color="#ffffff"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text-properties fo:color="#000000" style:font-name="Bitstream Vera Sans"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1" fo:font-family="OpenSymbol" style:font-pitch="variable" style:font-charset="x-symbol" fo:font-size="10pt" fo:font-style="normal"/>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2" style:num-format="1">
        <style:list-level-properties text:list-level-position-and-space-mode="label-alignment">
          <style:list-level-label-alignment text:label-followed-by="nothing"/>
        </style:list-level-properties>
      </text:list-level-style-number>
      <text:list-level-style-number text:level="2" text:style-name="Bold_5f_niv3" style:num-suffix=". " style:num-format="a">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Header">
      <style:text-properties fo:font-size="14pt" style:font-size-asian="14pt" style:font-size-complex="14pt"/>
    </style:style>
    <style:style style:name="MP4" style:family="paragraph" style:parent-style-name="Header">
      <style:paragraph-properties fo:text-align="end" style:justify-single-word="false"/>
      <style:text-properties fo:font-size="12pt" style:font-size-asian="12pt" style:font-size-complex="12pt"/>
    </style:style>
    <style:style style:name="MP5" style:family="paragraph" style:parent-style-name="Standard">
      <style:text-properties fo:font-size="2pt" style:font-size-asian="2pt" style:font-size-complex="2pt"/>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cm"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Header">
      <style:text-properties fo:font-size="3pt" style:font-size-asian="4pt" style:font-size-complex="4pt"/>
    </style:style>
    <style:style style:name="MP10" style:family="paragraph" style:parent-style-name="Header">
      <style:paragraph-properties fo:margin-left="6.399cm" fo:margin-right="0cm" fo:text-indent="0cm" style:auto-text-indent="false"/>
      <style:text-properties style:font-name="Bitstream Vera Sans2" fo:font-size="13pt" fo:font-weight="bold" style:font-size-asian="13pt" style:font-weight-asian="bold" style:font-size-complex="13pt" style:font-weight-complex="bold"/>
    </style:style>
    <style:style style:name="MP11" style:family="paragraph" style:parent-style-name="Header">
      <style:paragraph-properties fo:margin-left="7.001cm" fo:margin-right="0cm" fo:text-indent="0cm" style:auto-text-indent="false"/>
      <style:text-properties style:font-name="Bitstream Vera Sans2" fo:font-size="11pt" fo:font-weight="normal" style:font-size-asian="11pt" style:font-weight-asian="normal" style:font-size-complex="11pt" style:font-weight-complex="normal"/>
    </style:style>
    <style:style style:name="MP12" style:family="paragraph" style:parent-style-name="Footer">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4"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16" style:family="paragraph" style:parent-style-name="Footer">
      <style:paragraph-properties fo:margin-left="0.9cm" fo:margin-right="0cm"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8"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Standard">
      <style:text-properties fo:font-size="6pt" style:font-size-asian="6pt" style:font-size-complex="6pt"/>
    </style:style>
    <style:style style:name="MP21" style:family="paragraph" style:parent-style-name="Footer">
      <style:paragraph-properties fo:margin-left="0cm" fo:margin-right="0.7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0.7cm" fo:margin-right="0cm" fo:text-indent="0cm" style:auto-text-indent="false">
        <style:tab-stops/>
      </style:paragraph-properties>
      <style:text-properties style:font-name="Bitstream Vera Sans2"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_5f_Pied_20_de_20_page">
      <style:paragraph-properties fo:text-align="end" style:justify-single-word="false"/>
    </style:style>
    <style:style style:name="MP24" style:family="paragraph" style:parent-style-name="_5f_En-tête">
      <style:text-properties officeooo:paragraph-rsid="0045ac68"/>
    </style:style>
    <style:style style:name="MP25" style:family="paragraph">
      <loext:graphic-properties draw:fill="solid" draw:fill-color="#1ca2b8"/>
    </style:style>
    <style:style style:name="MP26" style:family="paragraph">
      <style:paragraph-properties fo:text-align="center"/>
    </style:style>
    <style:style style:name="MP27" style:family="paragraph">
      <loext:graphic-properties draw:fill="none" draw:fill-color="#ffffff"/>
      <style:paragraph-properties fo:text-align="center" style:writing-mode="lr-tb"/>
      <style:text-properties fo:color="#ffffff" style:font-name="Bitstream Vera Sans2"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paragraph-rsid="002ab73b"/>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style:font-name="Bitstream Vera Sans2"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style:font-name="Bitstream Vera Sans2" fo:font-size="16pt" fo:font-weight="bold" style:font-size-asian="16pt" style:font-weight-asian="bold" style:font-size-complex="16pt" style:font-weight-complex="bold"/>
    </style:style>
    <style:style style:name="MT6" style:family="text">
      <style:text-properties fo:font-variant="normal" fo:text-transform="none" fo:color="#1ca2b8" style:font-name="Bitstream Vera Sans2" fo:font-size="16pt" fo:font-style="normal" fo:text-shadow="none" fo:font-weight="bold" officeooo:rsid="0045ac68" style:font-size-asian="16pt" style:font-style-asian="normal" style:font-size-complex="16pt" style:font-style-complex="normal"/>
    </style:style>
    <style:style style:name="MT7" style:family="text">
      <style:text-properties fo:font-variant="normal" fo:text-transform="none" fo:color="#1ca2b8" style:font-name="Bitstream Vera Sans2" fo:font-size="16pt" fo:font-style="normal" fo:text-shadow="none" fo:font-weight="bold" officeooo:rsid="00884cb3" style:font-size-asian="16pt" style:font-style-asian="normal" style:font-size-complex="16pt" style:font-style-complex="normal"/>
    </style:style>
    <style:style style:name="MT8" style:family="text">
      <style:text-properties officeooo:rsid="00884cb3"/>
    </style:style>
    <style:style style:name="MT9" style:family="text">
      <style:text-properties officeooo:rsid="00344eec"/>
    </style:style>
    <style:style style:name="MT10" style:family="text">
      <style:text-properties officeooo:rsid="002ab73b"/>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1">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_5f_Fiche_20_éditeur_20_impaire_20__28_D_29_" style:display-name="_Fiche éditeur impaire (D)" style:page-layout-name="Mpm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3">N4 : Fractions</text:p>
                    </table:table-cell>
                    <table:table-cell table:style-name="Tableau18.A1" office:value-type="string">
                      <text:p text:style-name="MP3"/>
                    </table:table-cell>
                  </table:table-row>
                  <table:table-row table:style-name="Tableau18.B1.1">
                    <table:table-cell table:style-name="Tableau18.A1" office:value-type="string">
                      <text:p text:style-name="MP4">Série 1 : Fractions et parts</text:p>
                    </table:table-cell>
                    <table:table-cell table:style-name="Tableau18.A1" office:value-type="string">
                      <text:p text:style-name="MP4"/>
                    </table:table-cell>
                  </table:table-row>
                </table:table>
              </table:table-cell>
            </table:table-row>
          </table:table-header-rows>
        </table:table>
        <text:p text:style-name="MP5"/>
      </style:header>
    </style:master-page>
    <style:master-page style:name="Endnote" style:page-layout-name="Mpm5"/>
    <style:master-page style:name="_5f_Fiche_20_éditeur_20_série_20_1_20_impaire_20__28_D_29_" style:display-name="_Fiche éditeur série 1 impaire (D)" style:page-layout-name="Mpm6" style:next-style-name="_5f_Fiche_20_éditeur_20_série_20_1_20_paire_20__28_G_29_">
      <style:header>
        <text:p text:style-name="MP6"><text:span text:style-name="MT1">Série 1 :</text:span> <text:span text:style-name="MT1">???</text:span></text:p>
      </style:header>
      <style:footer>
        <text:p text:style-name="MP7">Chapitre ? : ...</text:p>
      </style:footer>
      <style:footer-left>
        <text:p text:style-name="MP8">Série 1 :<text:tab/><text:tab/> <text:s text:c="43"/>Chapitre G? : ...</text:p>
      </style:footer-left>
    </style:master-page>
    <style:master-page style:name="_5f_Fiche_20_format_20_Site" style:display-name="_Fiche format Site" style:page-layout-name="Mpm7">
      <style:header>
        <text:p text:style-name="MP9"/>
        <text:p text:style-name="MP10"><text:span text:style-name="MT2">Chapitre N3 :</text:span> <text:span text:style-name="MT3">Nombres fractions</text:span></text:p>
        <text:p text:style-name="MP11">Série 2 : Fractions et partage <text:s text:c="75"/></text:p>
      </style:head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6"><text:span text:style-name="MT1">Série 2 :</text:span> <text:span text:style-name="MT1">???</text:span></text:p>
      </style:header>
      <style:footer>
        <text:p text:style-name="MP7">Chapitre <text:span text:style-name="MT4">? : ...</text:span></text:p>
      </style:footer>
      <style:footer-left>
        <text:p text:style-name="MP8">Série 2 :<text:tab/> <text:s text:c="87"/>Chapitre G? : ...</text:p>
      </style:footer-left>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6"><text:span text:style-name="MT1">Série 3 :</text:span> <text:span text:style-name="MT1">???</text:span></text:p>
      </style:header>
      <style:footer>
        <text:p text:style-name="MP7">Chapitre ? : ...</text:p>
      </style:footer>
      <style:footer-left>
        <text:p text:style-name="MP12"/>
      </style:footer-left>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13">Série 4 : ???</text:p>
      </style:header>
      <style:footer>
        <text:p text:style-name="MP14">Chapitre ? : ...</text:p>
      </style:footer>
      <style:footer-left>
        <text:p text:style-name="MP12"/>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13">Synthèse</text:p>
      </style:header>
      <style:footer>
        <text:p text:style-name="MP7">Chapitre ? : ...</text:p>
      </style:footer>
      <style:footer-left>
        <text:p text:style-name="MP15"/>
      </style:footer-left>
    </style:master-page>
    <style:master-page style:name="_5f_Fiche_20_éditeur_20_série_20_1_20_paire_20__28_G_29_" style:display-name="_Fiche éditeur série 1 paire (G)" style:page-layout-name="Mpm10" style:next-style-name="_5f_Fiche_20_éditeur_20_série_20_1_20_impaire_20__28_D_29_">
      <style:header>
        <text:p text:style-name="MP6"><text:span text:style-name="MT1">Série 1 :</text:span> <text:span text:style-name="MT1">???</text:span></text:p>
      </style:header>
      <style:footer>
        <text:p text:style-name="MP16">Chapitre ? : ...</text:p>
      </style:footer>
    </style:master-page>
    <style:master-page style:name="_5f_Fiche_20_éditeur_20_série_20_2_20_paire_20__28_G_29_" style:display-name="_Fiche éditeur série 2 paire (G)" style:page-layout-name="Mpm11" style:next-style-name="_5f_Fiche_20_éditeur_20_série_20_2_20_impaire_20__28_D_29_">
      <style:header>
        <text:p text:style-name="MP17">Série 2: Multiplier deux nombres relatifs</text:p>
      </style:header>
      <style:footer>
        <text:h text:style-name="MP18" text:outline-level="1">Chapitre A2: Nombres relatifs</text:h>
      </style:footer>
    </style:master-page>
    <style:master-page style:name="_5f_Fiche_20_éditeur_20_série_20_3_20_paire_20__28_G_29_" style:display-name="_Fiche éditeur série 3 paire (G)" style:page-layout-name="Mpm11" style:next-style-name="_5f_Fiche_20_éditeur_20_série_20_3_20_impaire_20__28_D_29_">
      <style:header>
        <text:p text:style-name="MP13">Série 3 : ???</text:p>
      </style:header>
      <style:footer>
        <text:p text:style-name="MP19">Chapitre ? : ...</text:p>
      </style:footer>
    </style:master-page>
    <style:master-page style:name="_5f_Fiche_20_éditeur_20_série_20_4_20_paire_20__28_G_29_" style:display-name="_Fiche éditeur série 4 paire (G)" style:page-layout-name="Mpm11" style:next-style-name="_5f_Fiche_20_éditeur_20_série_20_4_20_impaire_20__28_D_29_">
      <style:header>
        <text:p text:style-name="MP13">Série 4 : ???</text:p>
      </style:header>
      <style:footer>
        <text:p text:style-name="MP19">Chapitre ? : ...</text:p>
      </style:footer>
    </style:master-page>
    <style:master-page style:name="_5f_Fiche_20_éditeur_20_synthèse_20_paire_20__28_G_29_" style:display-name="_Fiche éditeur synthèse paire (G)" style:page-layout-name="Mpm11" style:next-style-name="_5f_Fiche_20_éditeur_20_synthèse_20_impaire_20__28_D_29_">
      <style:header>
        <text:p text:style-name="MP13">Synthèse</text:p>
      </style:header>
      <style:footer>
        <text:p text:style-name="MP16">Chapitre ? : ...</text:p>
      </style:footer>
    </style:master-page>
    <style:master-page style:name="_5f_Fiche_20_du_20_livret_20_Génération_20_5" style:display-name="_Fiche du livret Génération 5" style:page-layout-name="Mpm12">
      <style:header>
        <text:p text:style-name="MP20"><text:tab/><text:tab/><text:tab/><text:tab/><text:tab/><text:tab/></text:p>
        <text:p text:style-name="MP20"/>
      </style:header>
      <style:footer>
        <text:p text:style-name="MP21">Chapitre G? :<text:tab/><text:tab/> <text:s text:c="93"/>Série ? :</text:p>
      </style:footer>
      <style:footer-left>
        <text:p text:style-name="MP22">Série ? :<text:tab/><text:tab/> <text:s text:c="92"/>Chapitre G? :</text:p>
      </style:footer-left>
    </style:master-page>
    <style:master-page style:name="HTML" style:page-layout-name="Mpm13"/>
    <style:master-page style:name="_5f_Fiche_20_éditeur_20__20__28_une_20_colonne_29__20__20_impaire_20__28_D_29_" style:display-name="_Fiche éditeur  (une colonne)  impaire (D)" style:page-layout-name="Mpm14" style:next-style-name="_5f_Fiche_20_éditeur_20_paire_20__28_G_29_">
      <style:header>
        <text:p text:style-name="_5f_En-tête">Série 1 : Définir et nommer un angle</text:p>
      </style:header>
      <style:footer>
        <text:h text:style-name="MP23" text:outline-level="1">Chapitre M 1 : Angles</text:h>
      </style:footer>
    </style:master-page>
    <style:master-page style:name="_5f_Fiche_20_éditeur_20__28_une_20_colonne_29__20_paire_20__28_G_29_" style:display-name="_Fiche éditeur (une colonne) paire (G)" style:page-layout-name="Mpm15" style:next-style-name="_5f_Fiche_20_éditeur_20__20__28_une_20_colonne_29__20__20_impaire_20__28_D_29_">
      <style:header>
        <text:p text:style-name="MP6"><text:span text:style-name="MT1">Série 1 :</text:span> <text:span text:style-name="MT1">???</text:span></text:p>
      </style:header>
      <style:footer>
        <text:p text:style-name="MP16">... : Chapitre ? </text:p>
      </style:footer>
    </style:master-page>
    <style:master-page style:name="Right_20_Page" style:display-name="Right Page" style:page-layout-name="Mpm16"/>
    <style:master-page style:name="Left_20_Page" style:display-name="Left Page" style:page-layout-name="Mpm17" style:next-style-name="Right_20_Page"/>
    <style:master-page style:name="First_20_Page" style:display-name="First Page" style:page-layout-name="Mpm18" style:next-style-name="Standard"/>
    <style:master-page style:name="Envelope" style:page-layout-name="Mpm19"/>
    <style:master-page style:name="Index" style:page-layout-name="Mpm18"/>
    <style:master-page style:name="Footnote" style:page-layout-name="Mpm20"/>
    <style:master-page style:name="Landscape" style:page-layout-name="Mpm21"/>
    <style:master-page style:name="_5f_Fiche_20_éditeur_20_série_20_2_20_une_20_colonne_20_impaire_20__28_G_29_" style:display-name="_Fiche éditeur série 2 une colonne impaire (G)" style:page-layout-name="Mpm22">
      <style:header>
        <text:p text:style-name="MP24"><draw:path text:anchor-type="paragraph" draw:z-index="2" draw:name="Forme1" draw:style-name="Mgr1" draw:text-style-name="MP25" svg:width="4.329cm" svg:height="2.24cm" svg:x="-1.499cm" svg:y="-1cm" svg:viewBox="0 0 4330 2241" svg:d="M0 2241l3984-288c209-15 363-168 345-342l-170-1611h-4159z"><text:p/></draw:path><draw:frame text:anchor-type="paragraph" draw:z-index="5" draw:name="Forme2" draw:style-name="Mgr2" draw:text-style-name="MP27" svg:width="2.703cm" svg:height="0.715cm" draw:transform="rotate (0.0872664625997165) translate (-0.172861111111111cm 0.218722222222222cm)"><draw:text-box><text:p text:style-name="MP26"><text:span text:style-name="MT5">Série 4</text:span></text:p></draw:text-box></draw:frame><draw:line text:anchor-type="paragraph" draw:z-index="24" draw:name="Forme3" draw:style-name="Mgr3" draw:text-style-name="MP26" svg:x1="12.818cm" svg:y1="0.36cm" svg:x2="21.101cm" svg:y2="0.36cm"><text:p/></draw:line><text:span text:style-name="MT6">U</text:span><text:span text:style-name="MT7">tiliser des t</text:span><text:span text:style-name="MT8">riangles égaux</text:span></text:p>
      </style:header>
      <style:footer>
        <text:p text:style-name="MP28"><draw:frame draw:style-name="Mfr1" draw:name="Cadre1" text:anchor-type="paragraph" svg:y="-0.06cm" draw:z-index="8"><draw:text-box fo:min-height="0.499cm" fo:min-width="3cm"><draw:frame draw:style-name="Mfr2" draw:name="Cadre2" text:anchor-type="frame" svg:x="0.45cm" svg:y="0.079cm" svg:width="0.817cm" draw:z-index="11"><draw:text-box fo:min-height="0.355cm"><text:p text:style-name="MP29"><draw:g text:anchor-type="paragraph" draw:z-index="14" draw:name="Forme4" draw:style-name="Mgr4"><draw:path draw:style-name="Mgr5" draw:text-style-name="MP30" svg:width="0.855cm" svg:height="1.172cm" svg:x="-0.03cm" svg:y="-0.194cm" svg:viewBox="0 0 856 1173" svg:d="M856 1173h-856v-991c0-100 79-182 175-182h505c97 0 176 82 176 182z"><text:p/></draw:path></draw:g><text:page-number text:select-page="current">94</text:page-number></text:p></draw:text-box></draw:frame><text:p text:style-name="MP31"><text:span text:style-name="MT9">Transformations et parallélogramme</text:span> • <text:span text:style-name="MT10">D2</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ESAMATH</meta:initial-creator>
    <meta:creation-date>2014-10-23T16:08:44.23</meta:creation-date>
    <dc:date>2021-04-20T14:48:09.716000000</dc:date>
    <meta:editing-duration>P1DT15H50M36S</meta:editing-duration>
    <meta:editing-cycles>118</meta:editing-cycles>
    <meta:generator>LibreOffice/6.3.3.2$Windows_X86_64 LibreOffice_project/a64200df03143b798afd1ec74a12ab50359878ed</meta:generator>
    <dc:subject>diviser</dc:subject>
    <dc:title>A3_3 série 1 </dc:title>
    <meta:document-statistic meta:table-count="1" meta:image-count="0" meta:object-count="8" meta:page-count="4" meta:paragraph-count="168" meta:word-count="513" meta:character-count="2926" meta:non-whitespace-character-count="1992"/>
  </office:meta>
</office:document-meta>
</file>

<file path=Object 1/content.xml><?xml version="1.0" encoding="utf-8"?>
<math xmlns="http://www.w3.org/1998/Math/MathML" display="block">
  <semantics>
    <mover accent="true">
      <mtext>SRU</mtext>
      <mo stretchy="true">^</mo>
    </mover>
    <annotation encoding="StarMath 5.0">widehat "SRU"</annotation>
  </semantics>
</math>
</file>

<file path=Object 10/content.xml><?xml version="1.0" encoding="utf-8"?>
<math xmlns="http://www.w3.org/1998/Math/MathML" display="block">
  <semantics>
    <mstyle mathsize="10pt">
      <mover accent="true">
        <mtext>NCB</mtext>
        <mo stretchy="true">^</mo>
      </mover>
    </mstyle>
    <annotation encoding="StarMath 5.0">size 10 widehat"NCB"</annotation>
  </semantics>
</math>
</file>

<file path=Object 3/content.xml><?xml version="1.0" encoding="utf-8"?>
<math xmlns="http://www.w3.org/1998/Math/MathML" display="block">
  <semantics>
    <mstyle mathsize="10pt">
      <mover accent="true">
        <mtext>ABC</mtext>
        <mo stretchy="true">^</mo>
      </mover>
    </mstyle>
    <annotation encoding="StarMath 5.0">size  10 widehat "ABC"</annotation>
  </semantics>
</math>
</file>

<file path=Object 4/content.xml><?xml version="1.0" encoding="utf-8"?>
<math xmlns="http://www.w3.org/1998/Math/MathML" display="block">
  <semantics>
    <mstyle mathsize="10pt">
      <mover accent="true">
        <mtext>EDF</mtext>
        <mo stretchy="true">^</mo>
      </mover>
    </mstyle>
    <annotation encoding="StarMath 5.0">size 10 widehat "EDF"</annotation>
  </semantics>
</math>
</file>

<file path=Object 6/content.xml><?xml version="1.0" encoding="utf-8"?>
<math xmlns="http://www.w3.org/1998/Math/MathML" display="block">
  <semantics>
    <mover accent="true">
      <mtext>SRU</mtext>
      <mo stretchy="true">^</mo>
    </mover>
    <annotation encoding="StarMath 5.0">widehat "SRU"</annotation>
  </semantics>
</math>
</file>

<file path=Object 7/content.xml><?xml version="1.0" encoding="utf-8"?>
<math xmlns="http://www.w3.org/1998/Math/MathML" display="block">
  <semantics>
    <mstyle mathsize="10pt">
      <mover accent="true">
        <mtext>MBC</mtext>
        <mo stretchy="true">^</mo>
      </mover>
    </mstyle>
    <annotation encoding="StarMath 5.0">size 10 widehat"MBC"</annotation>
  </semantics>
</math>
</file>

<file path=Object 8/content.xml><?xml version="1.0" encoding="utf-8"?>
<math xmlns="http://www.w3.org/1998/Math/MathML" display="block">
  <semantics>
    <mstyle mathsize="10pt">
      <mover accent="true">
        <mtext>MCB</mtext>
        <mo stretchy="true">^</mo>
      </mover>
    </mstyle>
    <annotation encoding="StarMath 5.0">size 10 widehat"MCB"</annotation>
  </semantics>
</math>
</file>

<file path=Object 9/content.xml><?xml version="1.0" encoding="utf-8"?>
<math xmlns="http://www.w3.org/1998/Math/MathML" display="block">
  <semantics>
    <mstyle mathsize="10pt">
      <mover accent="true">
        <mtext>MAC</mtext>
        <mo stretchy="true">^</mo>
      </mover>
    </mstyle>
    <annotation encoding="StarMath 5.0">size 10 widehat"MAC"</annotation>
  </semantics>
</math>
</file>